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r font-code" svg:font-family="'var font-code'"/>
  </office:font-face-decls>
  <office:automatic-styles>
    <style:style style:name="Tableau1" style:family="table">
      <style:table-properties style:width="17cm" fo:break-before="column" table:align="left"/>
    </style:style>
    <style:style style:name="Tableau1.A" style:family="table-column">
      <style:table-column-properties style:column-width="3.094cm"/>
    </style:style>
    <style:style style:name="Tableau1.B" style:family="table-column">
      <style:table-column-properties style:column-width="13.907cm"/>
    </style:style>
    <style:style style:name="Tableau1.A1" style:family="table-cell">
      <style:table-cell-properties style:vertical-align="middle" fo:background-color="#dddddd" fo:padding="0.101cm" fo:border-left="none" fo:border-right="none" fo:border-top="none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fo:padding="0.101cm" fo:border-left="none" fo:border-right="0.75pt solid #000000" fo:border-top="none" fo:border-bottom="0.75pt solid #000000">
        <style:background-image/>
      </style:table-cell-properties>
    </style:style>
    <style:style style:name="Tableau1.A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8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8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9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9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10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10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11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11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1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1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1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1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16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16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18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18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0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0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1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1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5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5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6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6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7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7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29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29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0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0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3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3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5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5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7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7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8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8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39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39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41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41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43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43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4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4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45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45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47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47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49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49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0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0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1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1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3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3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5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5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7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7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8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8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59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59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0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0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1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1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3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3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5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5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7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7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69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69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1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1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3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3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5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5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6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6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7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7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8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8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79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79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80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80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81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81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82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82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83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83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1.A84" style:family="table-cell">
      <style:table-cell-properties style:vertical-align="middle" fo:padding="0.101cm" fo:border-left="none" fo:border-right="none" fo:border-top="none" fo:border-bottom="0.75pt solid #000000"/>
    </style:style>
    <style:style style:name="Tableau1.B84" style:family="table-cell">
      <style:table-cell-properties style:vertical-align="middle" fo:padding="0.101cm" fo:border-left="none" fo:border-right="0.75pt solid #000000" fo:border-top="none" fo:border-bottom="0.75pt solid #000000"/>
    </style:style>
    <style:style style:name="Tableau2" style:family="table">
      <style:table-properties style:width="25.698cm" table:align="left"/>
    </style:style>
    <style:style style:name="Tableau2.A" style:family="table-column">
      <style:table-column-properties style:column-width="2.972cm"/>
    </style:style>
    <style:style style:name="Tableau2.B" style:family="table-column">
      <style:table-column-properties style:column-width="5.212cm"/>
    </style:style>
    <style:style style:name="Tableau2.C" style:family="table-column">
      <style:table-column-properties style:column-width="5.823cm"/>
    </style:style>
    <style:style style:name="Tableau2.D" style:family="table-column">
      <style:table-column-properties style:column-width="11.691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ch2_options="{'Style': 'default', 'Language': 'CSS', 'UseCharStyles': 1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ch2_options="{'Style': 'default', 'Language': 'HTML', 'UseCharStyles': 1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Tableau2.5" style:family="table-row">
      <style:table-row-properties style:min-row-height="1.367cm"/>
    </style:style>
    <style:style style:name="Tableau2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D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D7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D8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D9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1, 'LineNumberSeparator': '  ', 'StoreOptionsWithSnippet': 1}">
        <style:background-image/>
      </style:table-cell-properties>
    </style:style>
    <style:style style:name="Tableau2.D11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D1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2.992cm" style:rel-column-width="7628*"/>
    </style:style>
    <style:style style:name="Tableau3.B" style:family="table-column">
      <style:table-column-properties style:column-width="2.891cm" style:rel-column-width="7372*"/>
    </style:style>
    <style:style style:name="Tableau3.C" style:family="table-column">
      <style:table-column-properties style:column-width="6.817cm" style:rel-column-width="17384*"/>
    </style:style>
    <style:style style:name="Tableau3.D" style:family="table-column">
      <style:table-column-properties style:column-width="13cm" style:rel-column-width="33151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background-color="transparent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>
        <style:background-image/>
      </style:table-cell-properties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6" style:family="table-cell">
      <style:table-cell-properties fo:padding="0.097cm" fo:border-left="0.5pt solid #000000" fo:border-right="none" fo:border-top="none" fo:border-bottom="0.5pt solid #000000"/>
    </style:style>
    <style:style style:name="Tableau3.7" style:family="table-row">
      <style:table-row-properties style:min-row-height="2.29cm"/>
    </style:style>
    <style:style style:name="Tableau3.A7" style:family="table-cell">
      <style:table-cell-properties fo:padding="0.097cm" fo:border-left="0.5pt solid #000000" fo:border-right="none" fo:border-top="none" fo:border-bottom="0.5pt solid #000000"/>
    </style:style>
    <style:style style:name="Tableau3.B7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7" style:family="table-cell">
      <style:table-cell-properties fo:padding="0.097cm" fo:border-left="0.5pt solid #000000" fo:border-right="none" fo:border-top="none" fo:border-bottom="0.5pt solid #000000"/>
    </style:style>
    <style:style style:name="Tableau3.A8" style:family="table-cell">
      <style:table-cell-properties fo:padding="0.097cm" fo:border-left="0.5pt solid #000000" fo:border-right="none" fo:border-top="none" fo:border-bottom="0.5pt solid #000000"/>
    </style:style>
    <style:style style:name="Tableau3.B8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8" style:family="table-cell">
      <style:table-cell-properties fo:padding="0.097cm" fo:border-left="0.5pt solid #000000" fo:border-right="none" fo:border-top="none" fo:border-bottom="0.5pt solid #000000"/>
    </style:style>
    <style:style style:name="Tableau3.A9" style:family="table-cell">
      <style:table-cell-properties fo:padding="0.097cm" fo:border-left="0.5pt solid #000000" fo:border-right="none" fo:border-top="none" fo:border-bottom="0.5pt solid #000000"/>
    </style:style>
    <style:style style:name="Tableau3.B9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9" style:family="table-cell">
      <style:table-cell-properties fo:padding="0.097cm" fo:border-left="0.5pt solid #000000" fo:border-right="none" fo:border-top="none" fo:border-bottom="0.5pt solid #000000"/>
    </style:style>
    <style:style style:name="Tableau3.A10" style:family="table-cell">
      <style:table-cell-properties fo:padding="0.097cm" fo:border-left="0.5pt solid #000000" fo:border-right="none" fo:border-top="none" fo:border-bottom="0.5pt solid #000000"/>
    </style:style>
    <style:style style:name="Tableau3.B10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10" style:family="table-cell">
      <style:table-cell-properties fo:padding="0.097cm" fo:border-left="0.5pt solid #000000" fo:border-right="none" fo:border-top="none" fo:border-bottom="0.5pt solid #000000"/>
    </style:style>
    <style:style style:name="Tableau3.A11" style:family="table-cell">
      <style:table-cell-properties fo:padding="0.097cm" fo:border-left="0.5pt solid #000000" fo:border-right="none" fo:border-top="none" fo:border-bottom="0.5pt solid #000000"/>
    </style:style>
    <style:style style:name="Tableau3.B11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11" style:family="table-cell">
      <style:table-cell-properties fo:padding="0.097cm" fo:border-left="0.5pt solid #000000" fo:border-right="none" fo:border-top="none" fo:border-bottom="0.5pt solid #000000"/>
    </style:style>
    <style:style style:name="Tableau3.A12" style:family="table-cell">
      <style:table-cell-properties fo:padding="0.097cm" fo:border-left="0.5pt solid #000000" fo:border-right="none" fo:border-top="none" fo:border-bottom="0.5pt solid #000000"/>
    </style:style>
    <style:style style:name="Tableau3.B12" style:family="table-cell">
      <style:table-cell-properties fo:padding="0.097cm" fo:border-left="0.5pt solid #000000" fo:border-right="none" fo:border-top="none" fo:border-bottom="0.5pt solid #000000" ch2_options="{'Style': 'default', 'Language': 'HTML', 'UseCharStyles': 1, 'LineNumberRatio': 100, 'LineNumberStart': 1, 'MasterCharStyle': '', 'ShowLineNumbers': 0, 'ColourizeBackground': 0, 'LineNumberSeparator': '  ', 'StoreOptionsWithSnippet': 1}"/>
    </style:style>
    <style:style style:name="Tableau3.C12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6pt" fo:font-weight="bold" officeooo:rsid="000388e4" officeooo:paragraph-rsid="000388e4" style:font-size-asian="14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pt" fo:font-weight="bold" officeooo:rsid="000388e4" officeooo:paragraph-rsid="000a3c6e" style:font-size-asian="14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6pt" fo:font-weight="bold" officeooo:rsid="000388e4" officeooo:paragraph-rsid="000b479d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6pt" officeooo:rsid="0004731e" officeooo:paragraph-rsid="0004731e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6pt" fo:font-weight="normal" officeooo:rsid="000a3c6e" officeooo:paragraph-rsid="000a3c6e" style:font-size-asian="14pt" style:font-weight-asian="normal" style:font-size-complex="16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6pt" fo:font-weight="normal" officeooo:rsid="000b479d" officeooo:paragraph-rsid="000b479d" style:font-size-asian="14pt" style:font-weight-asian="normal" style:font-size-complex="16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weight="normal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weight="normal" officeooo:paragraph-rsid="00093866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weight="normal" officeooo:rsid="0007fb68" officeooo:paragraph-rsid="0007fb68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weight="normal" officeooo:rsid="00093866" officeooo:paragraph-rsid="00093866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weight="normal" officeooo:rsid="00093866" officeooo:paragraph-rsid="00093866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4pt" fo:font-weight="bold" officeooo:rsid="00093866" officeooo:paragraph-rsid="00093866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weight="bold" officeooo:rsid="000a3c6e" officeooo:paragraph-rsid="000a3c6e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b479d" officeooo:paragraph-rsid="000b479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0a3c6e" officeooo:paragraph-rsid="000a3c6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0b479d" officeooo:paragraph-rsid="000b479d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0c49c8" officeooo:paragraph-rsid="000c49c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479d" officeooo:paragraph-rsid="000b479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479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2pt" fo:font-weight="normal" officeooo:rsid="000b479d" officeooo:paragraph-rsid="000b479d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onsolas" fo:font-weight="normal" style:font-weight-asian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fo:font-weight="normal" style:font-weight-asian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Consolas" fo:font-weight="normal" style:font-weight-asian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7fb68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6pt" fo:language="zxx" fo:country="none" fo:font-style="normal" style:text-underline-style="none" fo:font-weight="normal" officeooo:rsid="000a3c6e" officeooo:paragraph-rsid="000a3c6e" fo:background-color="transparent" style:font-size-asian="14pt" style:font-size-complex="16pt"/>
    </style:style>
    <style:style style:name="P28" style:family="paragraph" style:parent-style-name="Table_20_Contents">
      <style:paragraph-properties ch2_options="{'Style': 'default', 'Language': 'HTML', 'UseCharStyles': 1, 'LineNumberRatio': 100, 'LineNumberStart': 1, 'MasterCharStyle': '', 'ShowLineNumbers': 0, 'ColourizeBackground': 0, 'LineNumberSeparator': '  ', 'StoreOptionsWithSnippet': 1}" fo:text-align="start" style:justify-single-word="false"/>
      <style:text-properties style:use-window-font-color="true" loext:opacity="0%" style:font-name="Arial" fo:font-size="16pt" fo:language="zxx" fo:country="none" fo:font-style="normal" style:text-underline-style="none" fo:font-weight="normal" officeooo:rsid="000a3c6e" officeooo:paragraph-rsid="000a3c6e" fo:background-color="transparent" style:font-size-asian="14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6pt" fo:language="zxx" fo:country="none" fo:font-style="normal" style:text-underline-style="none" fo:font-weight="normal" officeooo:rsid="000a3c6e" officeooo:paragraph-rsid="000b479d" fo:background-color="transparent" style:font-size-asian="14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2pt" fo:language="zxx" fo:country="none" fo:font-style="normal" style:text-underline-style="none" fo:font-weight="normal" officeooo:rsid="000a3c6e" officeooo:paragraph-rsid="000b479d" fo:background-color="transparent" style:font-size-asian="12pt" style:font-size-complex="12pt"/>
    </style:style>
    <style:style style:name="P31" style:family="paragraph" style:parent-style-name="Table_20_Contents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Arial" fo:font-size="12pt" fo:language="zxx" fo:country="none" fo:font-style="normal" style:text-underline-style="none" fo:font-weight="normal" officeooo:rsid="000a3c6e" officeooo:paragraph-rsid="000b479d" fo:background-color="transparent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2pt" fo:language="zxx" fo:country="none" fo:font-style="normal" style:text-underline-style="none" fo:font-weight="normal" officeooo:rsid="000a3c6e" officeooo:paragraph-rsid="000a3c6e" fo:background-color="transparent" style:font-size-asian="12pt" style:font-size-complex="12pt"/>
    </style:style>
    <style:style style:name="P33" style:family="paragraph" style:parent-style-name="Table_20_Contents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Arial" fo:font-size="12pt" fo:language="zxx" fo:country="none" fo:font-style="normal" style:text-underline-style="none" fo:font-weight="normal" officeooo:rsid="000a3c6e" officeooo:paragraph-rsid="000a3c6e" fo:background-color="transparent" style:font-size-asian="12pt" style:font-size-complex="12pt"/>
    </style:style>
    <style:style style:name="P34" style:family="paragraph" style:parent-style-name="Table_20_Contents">
      <style:paragraph-properties ch2_options="{'Style': 'default', 'Language': 'HTML', 'UseCharStyles': 1, 'LineNumberRatio': 100, 'LineNumberStart': 1, 'MasterCharStyle': '', 'ShowLineNumbers': 0, 'ColourizeBackground': 0, 'LineNumberSeparator': '  ', 'StoreOptionsWithSnippet': 1}" fo:text-align="start" style:justify-single-word="false"/>
      <style:text-properties style:use-window-font-color="true" loext:opacity="0%" style:font-name="Arial" fo:font-size="12pt" fo:language="zxx" fo:country="none" fo:font-style="normal" style:text-underline-style="none" fo:font-weight="normal" officeooo:rsid="000b479d" officeooo:paragraph-rsid="000b479d" fo:background-color="transparent" style:font-size-asian="12pt" style:font-size-complex="12pt"/>
    </style:style>
    <style:style style:name="P35" style:family="paragraph" style:parent-style-name="Table_20_Contents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a3c6e" officeooo:paragraph-rsid="000a3c6e" fo:background-color="transparent" style:font-size-asian="12pt" style:font-size-complex="12pt"/>
    </style:style>
    <style:style style:name="P36" style:family="paragraph" style:parent-style-name="Table_20_Contents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a3c6e" officeooo:paragraph-rsid="000b479d" fo:background-color="transparent" style:font-size-asian="12pt" style:font-size-complex="12pt"/>
    </style:style>
    <style:style style:name="P37" style:family="paragraph" style:parent-style-name="Table_20_Contents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start" style:justify-single-word="false" fo:background-color="#f8f8f8"/>
      <style:text-properties style:use-window-font-color="true" loext:opacity="0%" style:font-name="Consolas" fo:font-size="12pt" fo:language="zxx" fo:country="none" fo:font-style="normal" style:text-underline-style="none" fo:font-weight="normal" officeooo:rsid="000a3c6e" officeooo:paragraph-rsid="000c49c8" fo:background-color="transparent" style:font-size-asian="12pt" style:font-size-complex="12pt"/>
    </style:style>
    <style:style style:name="P38" style:family="paragraph" style:parent-style-name="Table_20_Contents">
      <style:paragraph-properties ch2_options="{'Style': 'default', 'Language': 'HTML', 'UseCharStyles': 1, 'LineNumberRatio': 100, 'LineNumberStart': 1, 'MasterCharStyle': '', 'ShowLineNumbers': 0, 'ColourizeBackground': 0, 'LineNumberSeparator': '  ', 'StoreOptionsWithSnippet': 1}" fo:text-align="start" style:justify-single-word="false"/>
      <style:text-properties style:use-window-font-color="true" loext:opacity="0%" style:font-name="Consolas" fo:font-size="12pt" fo:language="zxx" fo:country="none" fo:font-style="normal" style:text-underline-style="none" fo:font-weight="normal" officeooo:rsid="000b479d" officeooo:paragraph-rsid="000b479d" fo:background-color="transparent" style:font-size-asian="12pt" style:font-size-complex="12pt"/>
    </style:style>
    <style:style style:name="P39" style:family="paragraph" style:parent-style-name="Table_20_Contents">
      <style:paragraph-properties ch2_options="{'Style': 'default', 'Language': 'HTML', 'UseCharStyles': 1, 'LineNumberRatio': 100, 'LineNumberStart': 1, 'MasterCharStyle': '', 'ShowLineNumbers': 0, 'ColourizeBackground': 0, 'LineNumberSeparator': '  ', 'StoreOptionsWithSnippet': 1}" fo:text-align="start" style:justify-single-word="false"/>
      <style:text-properties style:use-window-font-color="true" loext:opacity="0%" style:font-name="Consolas" fo:font-size="12pt" fo:language="zxx" fo:country="none" fo:font-style="normal" style:text-underline-style="none" fo:font-weight="normal" officeooo:rsid="000c49c8" officeooo:paragraph-rsid="000c49c8" fo:background-color="transparent" style:font-size-asian="12pt" style:font-size-complex="12pt"/>
    </style:style>
    <style:style style:name="P40" style:family="paragraph" style:parent-style-name="Table_20_Contents">
      <style:paragraph-properties ch2_options="{'Style': 'default', 'Language': 'HTML', 'UseCharStyles': 1, 'LineNumberRatio': 100, 'LineNumberStart': 1, 'MasterCharStyle': '', 'ShowLineNumbers': 0, 'ColourizeBackground': 0, 'LineNumberSeparator': '  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1" style:family="paragraph" style:parent-style-name="Table_20_Contents">
      <style:text-properties fo:language="zxx" fo:country="none"/>
    </style:style>
    <style:style style:name="P42" style:family="paragraph" style:parent-style-name="Table_20_Contents">
      <style:paragraph-properties fo:text-align="start" style:justify-single-word="false"/>
      <style:text-properties fo:font-variant="normal" fo:text-transform="none" fo:color="#1b1b1b" loext:opacity="100%" style:font-name="Arial" fo:font-size="12pt" fo:letter-spacing="normal" fo:font-style="normal" fo:font-weight="normal" officeooo:rsid="000b479d" officeooo:paragraph-rsid="000b479d" style:font-size-asian="12pt" style:font-size-complex="12pt"/>
    </style:style>
    <style:style style:name="P43" style:family="paragraph" style:parent-style-name="Text_20_body" style:master-page-name="Landscape">
      <style:paragraph-properties fo:text-align="center" style:justify-single-word="false" style:page-number="auto"/>
      <style:text-properties style:font-name="Arial" fo:font-size="16pt" fo:font-weight="bold" officeooo:rsid="000388e4" officeooo:paragraph-rsid="000a3c6e" style:font-size-asian="14pt" style:font-weight-asian="bold" style:font-size-complex="16pt" style:font-weight-complex="bold"/>
    </style:style>
    <style:style style:name="P44" style:family="paragraph" style:parent-style-name="Text_20_body" style:master-page-name="Landscape">
      <style:paragraph-properties fo:text-align="center" style:justify-single-word="false" style:page-number="auto"/>
      <style:text-properties style:font-name="Arial" fo:font-size="16pt" fo:font-weight="bold" officeooo:rsid="000388e4" officeooo:paragraph-rsid="000b479d" style:font-size-asian="14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3c6e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07fb68" style:font-size-asian="12pt" style:font-weight-asian="normal" style:font-size-complex="12pt" style:font-weight-complex="normal"/>
    </style:style>
    <style:style style:name="T5" style:family="text">
      <style:text-properties officeooo:rsid="0007fb68"/>
    </style:style>
    <style:style style:name="T6" style:family="text">
      <style:text-properties style:font-name="Arial" fo:font-size="14pt" fo:font-weight="bold" officeooo:rsid="0007fb68" style:font-size-asian="14pt" style:font-weight-asian="bold" style:font-size-complex="14pt" style:font-weight-complex="bold" loext:padding="0cm" loext:border="none"/>
    </style:style>
    <style:style style:name="T7" style:family="text">
      <style:text-properties style:font-name="Arial" fo:font-size="14pt" fo:font-weight="bold" officeooo:rsid="0007fb68" style:font-size-asian="14pt" style:font-size-complex="14pt" loext:padding="0cm" loext:border="none"/>
    </style:style>
    <style:style style:name="T8" style:family="text">
      <style:text-properties style:font-name="Consolas"/>
    </style:style>
    <style:style style:name="T9" style:family="text">
      <style:text-properties style:font-name="Consolas" fo:font-size="14pt" fo:font-weight="bold" style:font-size-asian="14pt" style:font-weight-asian="bold" style:font-size-complex="14pt" style:font-weight-complex="bold" loext:padding="0cm" loext:border="none"/>
    </style:style>
    <style:style style:name="T10" style:family="text">
      <style:text-properties style:font-name="Consolas" fo:font-size="12pt" style:font-size-asian="12pt" style:font-size-complex="12pt"/>
    </style:style>
    <style:style style:name="T11" style:family="text">
      <style:text-properties style:font-name="Consolas" fo:font-size="12pt" officeooo:rsid="000b479d" style:font-size-asian="12pt" style:font-size-complex="12pt"/>
    </style:style>
    <style:style style:name="T12" style:family="text">
      <style:text-properties style:font-name="Consolas" fo:font-size="12pt" officeooo:rsid="000c49c8" style:font-size-asian="12pt" style:font-size-complex="12pt"/>
    </style:style>
    <style:style style:name="T13" style:family="text">
      <style:text-properties style:font-name="Consolas" officeooo:rsid="000b479d"/>
    </style:style>
    <style:style style:name="T14" style:family="text">
      <style:text-properties style:font-name="Consolas" fo:font-style="normal" style:text-underline-style="none" fo:background-color="transparent" loext:char-shading-value="0"/>
    </style:style>
    <style:style style:name="T15" style:family="text">
      <style:text-properties style:font-name="Consolas" fo:font-style="normal" style:text-underline-style="none" fo:font-weight="normal" fo:background-color="transparent" loext:char-shading-value="0"/>
    </style:style>
    <style:style style:name="T16" style:family="text">
      <style:text-properties officeooo:rsid="00093866"/>
    </style:style>
    <style:style style:name="T17" style:family="text">
      <style:text-properties fo:font-size="14pt" style:font-size-asian="14pt" style:font-size-complex="14pt" loext:padding="0cm" loext:border="none"/>
    </style:style>
    <style:style style:name="T18" style:family="text">
      <style:text-properties officeooo:rsid="000a3c6e"/>
    </style:style>
    <style:style style:name="T19" style:family="text">
      <style:text-properties officeooo:rsid="000b479d"/>
    </style:style>
    <style:style style:name="T20" style:family="text">
      <style:text-properties style:use-window-font-color="true" loext:opacity="0%" style:font-name="Consolas" fo:font-style="normal" style:text-underline-style="none" fo:font-weight="normal" fo:background-color="transparent" loext:char-shading-value="0"/>
    </style:style>
    <style:style style:name="T21" style:family="text">
      <style:text-properties fo:font-variant="normal" fo:text-transform="none" fo:color="#1b1b1b" loext:opacity="100%" fo:letter-spacing="normal" fo:font-style="normal" fo:font-weight="normal"/>
    </style:style>
    <style:style style:name="T22" style:family="text">
      <style:text-properties fo:color="#000000" loext:opacity="100%"/>
    </style:style>
    <style:style style:name="T23" style:family="text">
      <style:text-properties officeooo:rsid="000c49c8"/>
    </style:style>
    <style:style style:name="T2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<text:span text:style-name="T5">balises</text:span> <text:span text:style-name="T5">HTML</text:span><text:line-break/><text:span text:style-name="T1">(les plus utilisées)</text:span></text:p>
      <text:p text:style-name="P4"><text:span text:style-name="T3">La liste complète des </text:span><text:span text:style-name="T4">balises HTML </text:span><text:span text:style-name="T3">est disponible ici :<text:line-break/></text:span><text:a xlink:type="simple" xlink:href="https://www.w3schools.blog/html-tags-list" text:style-name="Internet_20_link" text:visited-style-name="Visited_20_Internet_20_Link"><text:span text:style-name="T3">https://www.w3schools.blog/html-tags-list</text:span>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<text:span text:style-name="Strong_20_Emphasis"><text:span text:style-name="T6">Balise</text:span></text:span></text:p>
          </table:table-cell>
          <table:table-cell table:style-name="Tableau1.B1" office:value-type="string">
            <text:p text:style-name="P25"><text:span text:style-name="Strong_20_Emphasis"><text:span text:style-name="T7">Utilisation</text:span></text:span></text:p>
          </table:table-cell>
        </table:table-row>
        <table:table-row>
          <table:table-cell table:style-name="Tableau1.A2" office:value-type="string">
            <text:p text:style-name="P21">&lt;!– –&gt;</text:p>
          </table:table-cell>
          <table:table-cell table:style-name="Tableau1.B2" office:value-type="string">
            <text:p text:style-name="P9">Placer un commentaire dans le document HTML</text:p>
          </table:table-cell>
        </table:table-row>
        <table:table-row>
          <table:table-cell table:style-name="Tableau1.A3" office:value-type="string">
            <text:p text:style-name="P21">&lt;!DOCTYPE&gt;</text:p>
          </table:table-cell>
          <table:table-cell table:style-name="Tableau1.B3" office:value-type="string">
            <text:p text:style-name="P9">Spécifier la version d’HTML</text:p>
          </table:table-cell>
        </table:table-row>
        <table:table-row>
          <table:table-cell table:style-name="Tableau1.B1" table:number-columns-spanned="2" office:value-type="string">
            <text:p text:style-name="P26"><text:span text:style-name="Strong_20_Emphasis"><text:span text:style-name="T9">A</text:span></text:span></text:p>
          </table:table-cell>
          <table:covered-table-cell/>
        </table:table-row>
        <table:table-row>
          <table:table-cell table:style-name="Tableau1.A5" office:value-type="string">
            <text:p text:style-name="P21">&lt;a&gt;</text:p>
          </table:table-cell>
          <table:table-cell table:style-name="Tableau1.B5" office:value-type="string">
            <text:p text:style-name="P9">Créer un lien ou un hyperlien</text:p>
          </table:table-cell>
        </table:table-row>
        <table:table-row>
          <table:table-cell table:style-name="Tableau1.A6" office:value-type="string">
            <text:p text:style-name="P21">&lt;audio&gt;</text:p>
          </table:table-cell>
          <table:table-cell table:style-name="Tableau1.B6" office:value-type="string">
            <text:p text:style-name="P9">Intégrer un contenu sonore</text:p>
          </table:table-cell>
        </table:table-row>
        <table:table-row>
          <table:table-cell table:style-name="Tableau1.B1" table:number-columns-spanned="2" office:value-type="string">
            <text:p text:style-name="P23">B</text:p>
          </table:table-cell>
          <table:covered-table-cell/>
        </table:table-row>
        <table:table-row>
          <table:table-cell table:style-name="Tableau1.A8" office:value-type="string">
            <text:p text:style-name="P21">&lt;b&gt;</text:p>
          </table:table-cell>
          <table:table-cell table:style-name="Tableau1.B8" office:value-type="string">
            <text:p text:style-name="P9">Rendre un texte en gras</text:p>
          </table:table-cell>
        </table:table-row>
        <table:table-row>
          <table:table-cell table:style-name="Tableau1.A9" office:value-type="string">
            <text:p text:style-name="P21">&lt;blockquote&gt;</text:p>
          </table:table-cell>
          <table:table-cell table:style-name="Tableau1.B9" office:value-type="string">
            <text:p text:style-name="P9">Intégrer une citation</text:p>
          </table:table-cell>
        </table:table-row>
        <table:table-row>
          <table:table-cell table:style-name="Tableau1.A10" office:value-type="string">
            <text:p text:style-name="P24">&lt;body&gt;</text:p>
          </table:table-cell>
          <table:table-cell table:style-name="Tableau1.B10" office:value-type="string">
            <text:p text:style-name="P9">Spécifier le corps (contenu principal) du document HTML</text:p>
          </table:table-cell>
        </table:table-row>
        <table:table-row>
          <table:table-cell table:style-name="Tableau1.A11" office:value-type="string">
            <text:p text:style-name="P21">&lt;br&gt;</text:p>
          </table:table-cell>
          <table:table-cell table:style-name="Tableau1.B11" office:value-type="string">
            <text:p text:style-name="P9">Insérer un passage à la ligne</text:p>
          </table:table-cell>
        </table:table-row>
        <table:table-row>
          <table:table-cell table:style-name="Tableau1.A12" office:value-type="string">
            <text:p text:style-name="P21">&lt;button&gt;</text:p>
          </table:table-cell>
          <table:table-cell table:style-name="Tableau1.B12" office:value-type="string">
            <text:p text:style-name="P9">Insérer un bouton cliquable</text:p>
          </table:table-cell>
        </table:table-row>
        <table:table-row>
          <table:table-cell table:style-name="Tableau1.B1" table:number-columns-spanned="2" office:value-type="string">
            <text:p text:style-name="P22"><text:span text:style-name="Strong_20_Emphasis"><text:span text:style-name="T17">C</text:span></text:span></text:p>
          </table:table-cell>
          <table:covered-table-cell/>
        </table:table-row>
        <table:table-row>
          <table:table-cell table:style-name="Tableau1.A14" office:value-type="string">
            <text:p text:style-name="P21">&lt;caption&gt;</text:p>
          </table:table-cell>
          <table:table-cell table:style-name="Tableau1.B14" office:value-type="string">
            <text:p text:style-name="P9">Insérer une légende pour un tableau</text:p>
          </table:table-cell>
        </table:table-row>
        <table:table-row>
          <table:table-cell table:style-name="Tableau1.B1" table:number-columns-spanned="2" office:value-type="string">
            <text:p text:style-name="P23">D</text:p>
          </table:table-cell>
          <table:covered-table-cell/>
        </table:table-row>
        <table:table-row>
          <table:table-cell table:style-name="Tableau1.A16" office:value-type="string">
            <text:p text:style-name="P21">&lt;div&gt;</text:p>
          </table:table-cell>
          <table:table-cell table:style-name="Tableau1.B16" office:value-type="string">
            <text:p text:style-name="P9">Insérer une division ou une section</text:p>
          </table:table-cell>
        </table:table-row>
        <table:table-row>
          <table:table-cell table:style-name="Tableau1.B1" table:number-columns-spanned="2" office:value-type="string">
            <text:p text:style-name="P23">E</text:p>
          </table:table-cell>
          <table:covered-table-cell/>
        </table:table-row>
        <table:table-row>
          <table:table-cell table:style-name="Tableau1.A18" office:value-type="string">
            <text:p text:style-name="P21">&lt;em&gt;</text:p>
          </table:table-cell>
          <table:table-cell table:style-name="Tableau1.B18" office:value-type="string">
            <text:p text:style-name="P9">Mettre en évidence un élément</text:p>
          </table:table-cell>
        </table:table-row>
        <table:table-row>
          <table:table-cell table:style-name="Tableau1.B1" table:number-columns-spanned="2" office:value-type="string">
            <text:p text:style-name="P23">F</text:p>
          </table:table-cell>
          <table:covered-table-cell/>
        </table:table-row>
        <table:table-row>
          <table:table-cell table:style-name="Tableau1.A20" office:value-type="string">
            <text:p text:style-name="P21">&lt;fieldset&gt;</text:p>
          </table:table-cell>
          <table:table-cell table:style-name="Tableau1.B20" office:value-type="string">
            <text:p text:style-name="P7">Pour regrouper des éléments/étiquettes dans un formulaire.</text:p>
          </table:table-cell>
        </table:table-row>
        <table:table-row>
          <table:table-cell table:style-name="Tableau1.A21" office:value-type="string">
            <text:p text:style-name="P21">&lt;footer&gt;</text:p>
          </table:table-cell>
          <table:table-cell table:style-name="Tableau1.B21" office:value-type="string">
            <text:p text:style-name="P9">Spécifier le pied de page du document</text:p>
          </table:table-cell>
        </table:table-row>
        <table:table-row>
          <table:table-cell table:style-name="Tableau1.A22" office:value-type="string">
            <text:p text:style-name="P21">&lt;form&gt;</text:p>
          </table:table-cell>
          <table:table-cell table:style-name="Tableau1.B22" office:value-type="string">
            <text:p text:style-name="P9">Ajouter un formulaire</text:p>
          </table:table-cell>
        </table:table-row>
        <table:table-row>
          <table:table-cell table:style-name="Tableau1.B1" table:number-columns-spanned="2" office:value-type="string">
            <text:p text:style-name="P23">H</text:p>
          </table:table-cell>
          <table:covered-table-cell/>
        </table:table-row>
        <table:table-row>
          <table:table-cell table:style-name="Tableau1.A24" office:value-type="string">
            <text:p text:style-name="P21">&lt;h1&gt;...&lt;h6&gt;</text:p>
          </table:table-cell>
          <table:table-cell table:style-name="Tableau1.B24" office:value-type="string">
            <text:p text:style-name="P7"><text:span text:style-name="T16">S</text:span>pécifier les titres d'un document HTML du niveau 1 au niveau 6</text:p>
          </table:table-cell>
        </table:table-row>
        <table:table-row>
          <table:table-cell table:style-name="Tableau1.A25" office:value-type="string">
            <text:p text:style-name="P21">&lt;head&gt;</text:p>
          </table:table-cell>
          <table:table-cell table:style-name="Tableau1.B25" office:value-type="string">
            <text:p text:style-name="P10">Contient les métadonnées du document</text:p>
          </table:table-cell>
        </table:table-row>
        <table:table-row>
          <table:table-cell table:style-name="Tableau1.A26" office:value-type="string">
            <text:p text:style-name="P21">&lt;header&gt;</text:p>
          </table:table-cell>
          <table:table-cell table:style-name="Tableau1.B26" office:value-type="string">
            <text:p text:style-name="P10">Spécifier la section d'en-tête d'un document HTML</text:p>
          </table:table-cell>
        </table:table-row>
        <table:table-row>
          <table:table-cell table:style-name="Tableau1.A27" office:value-type="string">
            <text:p text:style-name="P21">&lt;html&gt;</text:p>
          </table:table-cell>
          <table:table-cell table:style-name="Tableau1.B27" office:value-type="string">
            <text:p text:style-name="P10">La racine du document HTML (toute première balise)</text:p>
          </table:table-cell>
        </table:table-row>
        <table:table-row>
          <table:table-cell table:style-name="Tableau1.B1" table:number-columns-spanned="2" office:value-type="string">
            <text:p text:style-name="P23">I</text:p>
          </table:table-cell>
          <table:covered-table-cell/>
        </table:table-row>
        <table:table-row>
          <table:table-cell table:style-name="Tableau1.A29" office:value-type="string">
            <text:p text:style-name="P21">&lt;img&gt;</text:p>
          </table:table-cell>
          <table:table-cell table:style-name="Tableau1.B29" office:value-type="string">
            <text:p text:style-name="P10">Insérer une image</text:p>
          </table:table-cell>
        </table:table-row>
        <table:table-row>
          <table:table-cell table:style-name="Tableau1.A30" office:value-type="string">
            <text:p text:style-name="P21">&lt;input&gt;</text:p>
          </table:table-cell>
          <table:table-cell table:style-name="Tableau1.B30" office:value-type="string">
            <text:p text:style-name="P7"><text:span text:style-name="T16">Insérer </text:span>un champ de saisie dans un formulaire HTML</text:p>
          </table:table-cell>
        </table:table-row>
        <text:soft-page-break/>
        <table:table-row>
          <table:table-cell table:style-name="Tableau1.B1" table:number-columns-spanned="2" office:value-type="string">
            <text:p text:style-name="P23">L</text:p>
          </table:table-cell>
          <table:covered-table-cell/>
        </table:table-row>
        <table:table-row>
          <table:table-cell table:style-name="Tableau1.A32" office:value-type="string">
            <text:p text:style-name="P21">&lt;label&gt;</text:p>
          </table:table-cell>
          <table:table-cell table:style-name="Tableau1.B32" office:value-type="string">
            <text:p text:style-name="P7"><text:span text:style-name="T16">Insérer</text:span> une étiquette de texte pour <text:span text:style-name="T16">un</text:span> champ de saisie du formulaire</text:p>
          </table:table-cell>
        </table:table-row>
        <table:table-row>
          <table:table-cell table:style-name="Tableau1.A33" office:value-type="string">
            <text:p text:style-name="P21">&lt;legend&gt;</text:p>
          </table:table-cell>
          <table:table-cell table:style-name="Tableau1.B33" office:value-type="string">
            <text:p text:style-name="P8"><text:span text:style-name="T16">Insérer</text:span> une légende pour le contenu de <text:span text:style-name="T8">&lt;fieldset&gt;</text:span></text:p>
          </table:table-cell>
        </table:table-row>
        <table:table-row>
          <table:table-cell table:style-name="Tableau1.A34" office:value-type="string">
            <text:p text:style-name="P21">&lt;li&gt;</text:p>
          </table:table-cell>
          <table:table-cell table:style-name="Tableau1.B34" office:value-type="string">
            <text:p text:style-name="P7"><text:span text:style-name="T16">Insérer</text:span> <text:span text:style-name="T16">un</text:span> élément <text:span text:style-name="T16">dans</text:span> <text:span text:style-name="T16">u</text:span>ne liste</text:p>
          </table:table-cell>
        </table:table-row>
        <table:table-row>
          <table:table-cell table:style-name="Tableau1.A35" office:value-type="string">
            <text:p text:style-name="P21">&lt;link&gt;</text:p>
          </table:table-cell>
          <table:table-cell table:style-name="Tableau1.B35" office:value-type="string">
            <text:p text:style-name="P7"><text:span text:style-name="T16">Créer</text:span> une relation entre le document actuel et une ressource externe</text:p>
          </table:table-cell>
        </table:table-row>
        <table:table-row>
          <table:table-cell table:style-name="Tableau1.B1" table:number-columns-spanned="2" office:value-type="string">
            <text:p text:style-name="P23">M</text:p>
          </table:table-cell>
          <table:covered-table-cell/>
        </table:table-row>
        <table:table-row>
          <table:table-cell table:style-name="Tableau1.A37" office:value-type="string">
            <text:p text:style-name="P21">&lt;main&gt;</text:p>
          </table:table-cell>
          <table:table-cell table:style-name="Tableau1.B37" office:value-type="string">
            <text:p text:style-name="P10">Insérer le contenu principal du document</text:p>
          </table:table-cell>
        </table:table-row>
        <table:table-row>
          <table:table-cell table:style-name="Tableau1.A38" office:value-type="string">
            <text:p text:style-name="P21">&lt;mark&gt;</text:p>
          </table:table-cell>
          <table:table-cell table:style-name="Tableau1.B38" office:value-type="string">
            <text:p text:style-name="P10">Mettre du texte en évidence</text:p>
          </table:table-cell>
        </table:table-row>
        <table:table-row>
          <table:table-cell table:style-name="Tableau1.A39" office:value-type="string">
            <text:p text:style-name="P21">&lt;meta&gt;</text:p>
          </table:table-cell>
          <table:table-cell table:style-name="Tableau1.B39" office:value-type="string">
            <text:p text:style-name="P10">Spécifier une métadonnée du document</text:p>
          </table:table-cell>
        </table:table-row>
        <table:table-row>
          <table:table-cell table:style-name="Tableau1.B1" table:number-columns-spanned="2" office:value-type="string">
            <text:p text:style-name="P23">N</text:p>
          </table:table-cell>
          <table:covered-table-cell/>
        </table:table-row>
        <table:table-row>
          <table:table-cell table:style-name="Tableau1.A41" office:value-type="string">
            <text:p text:style-name="P21">&lt;nav&gt;</text:p>
          </table:table-cell>
          <table:table-cell table:style-name="Tableau1.B41" office:value-type="string">
            <text:p text:style-name="P10">Insérer une barre de navigation</text:p>
          </table:table-cell>
        </table:table-row>
        <table:table-row>
          <table:table-cell table:style-name="Tableau1.B1" table:number-columns-spanned="2" office:value-type="string">
            <text:p text:style-name="P23">O</text:p>
          </table:table-cell>
          <table:covered-table-cell/>
        </table:table-row>
        <table:table-row>
          <table:table-cell table:style-name="Tableau1.A43" office:value-type="string">
            <text:p text:style-name="P21">&lt;ol&gt;</text:p>
          </table:table-cell>
          <table:table-cell table:style-name="Tableau1.B43" office:value-type="string">
            <text:p text:style-name="P10">Insérer une liste ordonnée</text:p>
          </table:table-cell>
        </table:table-row>
        <table:table-row>
          <table:table-cell table:style-name="Tableau1.A44" office:value-type="string">
            <text:p text:style-name="P21">&lt;optgroup&gt;</text:p>
          </table:table-cell>
          <table:table-cell table:style-name="Tableau1.B44" office:value-type="string">
            <text:p text:style-name="P7"><text:span text:style-name="T16">R</text:span>egrouper les options d'une liste déroulante</text:p>
          </table:table-cell>
        </table:table-row>
        <table:table-row>
          <table:table-cell table:style-name="Tableau1.A45" office:value-type="string">
            <text:p text:style-name="P21">&lt;option&gt;</text:p>
          </table:table-cell>
          <table:table-cell table:style-name="Tableau1.B45" office:value-type="string">
            <text:p text:style-name="P7"><text:span text:style-name="T16">S</text:span>pécifier des options ou des éléments <text:span text:style-name="T16">d’</text:span>une liste déroulante</text:p>
          </table:table-cell>
        </table:table-row>
        <table:table-row>
          <table:table-cell table:style-name="Tableau1.B1" table:number-columns-spanned="2" office:value-type="string">
            <text:p text:style-name="P23">P</text:p>
          </table:table-cell>
          <table:covered-table-cell/>
        </table:table-row>
        <table:table-row>
          <table:table-cell table:style-name="Tableau1.A47" office:value-type="string">
            <text:p text:style-name="P21">&lt;p&gt;</text:p>
          </table:table-cell>
          <table:table-cell table:style-name="Tableau1.B47" office:value-type="string">
            <text:p text:style-name="P10">Insérer un paragraphe</text:p>
          </table:table-cell>
        </table:table-row>
        <table:table-row>
          <table:table-cell table:style-name="Tableau1.B1" table:number-columns-spanned="2" office:value-type="string">
            <text:p text:style-name="P23">S</text:p>
          </table:table-cell>
          <table:covered-table-cell/>
        </table:table-row>
        <table:table-row>
          <table:table-cell table:style-name="Tableau1.A49" office:value-type="string">
            <text:p text:style-name="P21">&lt;section&gt;</text:p>
          </table:table-cell>
          <table:table-cell table:style-name="Tableau1.B49" office:value-type="string">
            <text:p text:style-name="P10">Insérer une section générique</text:p>
          </table:table-cell>
        </table:table-row>
        <table:table-row>
          <table:table-cell table:style-name="Tableau1.A50" office:value-type="string">
            <text:p text:style-name="P21">&lt;select&gt;</text:p>
          </table:table-cell>
          <table:table-cell table:style-name="Tableau1.B50" office:value-type="string">
            <text:p text:style-name="P10">Insérer une liste déroulante</text:p>
          </table:table-cell>
        </table:table-row>
        <table:table-row>
          <table:table-cell table:style-name="Tableau1.A51" office:value-type="string">
            <text:p text:style-name="P21">&lt;small&gt;</text:p>
          </table:table-cell>
          <table:table-cell table:style-name="Tableau1.B51" office:value-type="string">
            <text:p text:style-name="P10">Pour rendre un texte plus petit</text:p>
          </table:table-cell>
        </table:table-row>
        <table:table-row>
          <table:table-cell table:style-name="Tableau1.A52" office:value-type="string">
            <text:p text:style-name="P21">&lt;source&gt;</text:p>
          </table:table-cell>
          <table:table-cell table:style-name="Tableau1.B52" office:value-type="string">
            <text:p text:style-name="P7">Pour spécifier plusieurs ressources média pour différents éléments média tels que <text:span text:style-name="T16">les élements</text:span> <text:span text:style-name="T8">&lt;video&gt;</text:span> et <text:span text:style-name="T8">&lt;audio&gt;</text:span>.</text:p>
          </table:table-cell>
        </table:table-row>
        <table:table-row>
          <table:table-cell table:style-name="Tableau1.A53" office:value-type="string">
            <text:p text:style-name="P21">&lt;span&gt;</text:p>
          </table:table-cell>
          <table:table-cell table:style-name="Tableau1.B53" office:value-type="string">
            <text:p text:style-name="P10">Encapsuler une portion de texte afin de le styliser</text:p>
          </table:table-cell>
        </table:table-row>
        <table:table-row>
          <table:table-cell table:style-name="Tableau1.A54" office:value-type="string">
            <text:p text:style-name="P21">&lt;strong&gt;</text:p>
          </table:table-cell>
          <table:table-cell table:style-name="Tableau1.B54" office:value-type="string">
            <text:p text:style-name="P10">Marquer un texte comme important</text:p>
          </table:table-cell>
        </table:table-row>
        <table:table-row>
          <table:table-cell table:style-name="Tableau1.A55" office:value-type="string">
            <text:p text:style-name="P21">&lt;style&gt;</text:p>
          </table:table-cell>
          <table:table-cell table:style-name="Tableau1.B55" office:value-type="string">
            <text:p text:style-name="P7"><text:span text:style-name="T16">Spécifier les</text:span> informations de style d<text:span text:style-name="T16">u document</text:span></text:p>
          </table:table-cell>
        </table:table-row>
        <table:table-row>
          <table:table-cell table:style-name="Tableau1.B1" table:number-columns-spanned="2" office:value-type="string">
            <text:p text:style-name="P23">T</text:p>
          </table:table-cell>
          <table:covered-table-cell/>
        </table:table-row>
        <table:table-row>
          <table:table-cell table:style-name="Tableau1.A57" office:value-type="string">
            <text:p text:style-name="P21">&lt;table&gt;</text:p>
          </table:table-cell>
          <table:table-cell table:style-name="Tableau1.B57" office:value-type="string">
            <text:p text:style-name="P10">Insérer un tableau</text:p>
          </table:table-cell>
        </table:table-row>
        <table:table-row>
          <table:table-cell table:style-name="Tableau1.A58" office:value-type="string">
            <text:p text:style-name="P21">&lt;tbody&gt;</text:p>
          </table:table-cell>
          <table:table-cell table:style-name="Tableau1.B58" office:value-type="string">
            <text:p text:style-name="P10">Contient le corps (contenu principal) d’un tableau</text:p>
          </table:table-cell>
        </table:table-row>
        <table:table-row>
          <table:table-cell table:style-name="Tableau1.A59" office:value-type="string">
            <text:p text:style-name="P21">&lt;td&gt;</text:p>
          </table:table-cell>
          <table:table-cell table:style-name="Tableau1.B59" office:value-type="string">
            <text:p text:style-name="P7"><text:span text:style-name="T16">Représente</text:span> <text:span text:style-name="T16">une</text:span> cellule d'un tableau</text:p>
          </table:table-cell>
        </table:table-row>
        <table:table-row>
          <table:table-cell table:style-name="Tableau1.A60" office:value-type="string">
            <text:p text:style-name="P21">&lt;textarea&gt;</text:p>
          </table:table-cell>
          <table:table-cell table:style-name="Tableau1.B60" office:value-type="string">
            <text:p text:style-name="P10">Insère un champ de texte libre</text:p>
          </table:table-cell>
        </table:table-row>
        <table:table-row>
          <table:table-cell table:style-name="Tableau1.A61" office:value-type="string">
            <text:p text:style-name="P21">&lt;tfoot&gt;</text:p>
          </table:table-cell>
          <table:table-cell table:style-name="Tableau1.B61" office:value-type="string">
            <text:p text:style-name="P10">Contient le pied de page d’un tableau</text:p>
          </table:table-cell>
        </table:table-row>
        <table:table-row>
          <table:table-cell table:style-name="Tableau1.A62" office:value-type="string">
            <text:p text:style-name="P21">&lt;th&gt;</text:p>
          </table:table-cell>
          <table:table-cell table:style-name="Tableau1.B62" office:value-type="string">
            <text:p text:style-name="P10">Marquer une ligne de cellules d’un tableau comme ligne d’en-tête</text:p>
          </table:table-cell>
        </table:table-row>
        <table:table-row>
          <table:table-cell table:style-name="Tableau1.A63" office:value-type="string">
            <text:p text:style-name="P21">&lt;thead&gt;</text:p>
          </table:table-cell>
          <table:table-cell table:style-name="Tableau1.B63" office:value-type="string">
            <text:p text:style-name="P10">Contient l’en-tête d’un tableau</text:p>
          </table:table-cell>
        </table:table-row>
        <table:table-row>
          <table:table-cell table:style-name="Tableau1.A64" office:value-type="string">
            <text:p text:style-name="P21">&lt;title&gt;</text:p>
          </table:table-cell>
          <table:table-cell table:style-name="Tableau1.B64" office:value-type="string">
            <text:p text:style-name="P10">Spécifier le titre d’un document</text:p>
          </table:table-cell>
        </table:table-row>
        <text:soft-page-break/>
        <table:table-row>
          <table:table-cell table:style-name="Tableau1.A65" office:value-type="string">
            <text:p text:style-name="P21">&lt;tr&gt;</text:p>
          </table:table-cell>
          <table:table-cell table:style-name="Tableau1.B65" office:value-type="string">
            <text:p text:style-name="P10">Insérer une ligne de cellules dans un tableau</text:p>
          </table:table-cell>
        </table:table-row>
        <table:table-row>
          <table:table-cell table:style-name="Tableau1.B1" table:number-columns-spanned="2" office:value-type="string">
            <text:p text:style-name="P23">U</text:p>
          </table:table-cell>
          <table:covered-table-cell/>
        </table:table-row>
        <table:table-row>
          <table:table-cell table:style-name="Tableau1.A67" office:value-type="string">
            <text:p text:style-name="P21">&lt;ul&gt;</text:p>
          </table:table-cell>
          <table:table-cell table:style-name="Tableau1.B67" office:value-type="string">
            <text:p text:style-name="P10">Insérer une liste non-ordonnée</text:p>
            <text:p text:style-name="P10"/>
          </table:table-cell>
        </table:table-row>
        <table:table-row>
          <table:table-cell table:style-name="Tableau1.B1" table:number-columns-spanned="2" office:value-type="string">
            <text:p text:style-name="P23">V</text:p>
          </table:table-cell>
          <table:covered-table-cell/>
        </table:table-row>
        <table:table-row>
          <table:table-cell table:style-name="Tableau1.A69" office:value-type="string">
            <text:p text:style-name="P21">&lt;video&gt;</text:p>
          </table:table-cell>
          <table:table-cell table:style-name="Tableau1.B69" office:value-type="string">
            <text:p text:style-name="P10">Insérer une vidéo</text:p>
          </table:table-cell>
        </table:table-row>
        <table:table-row>
          <table:table-cell table:style-name="Tableau1.B1" table:number-columns-spanned="2" office:value-type="string">
            <text:p text:style-name="P12">Mes découvertes</text:p>
          </table:table-cell>
          <table:covered-table-cell/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  <table:table-row>
          <table:table-cell table:style-name="Tableau1.A71" office:value-type="string">
            <text:p text:style-name="P21"/>
          </table:table-cell>
          <table:table-cell table:style-name="Tableau1.B71" office:value-type="string">
            <text:p text:style-name="P11"/>
          </table:table-cell>
        </table:table-row>
      </table:table>
      <text:p text:style-name="P2"/>
      <text:p text:style-name="P43">Liste des <text:span text:style-name="T18">champs de formulaire HTML<text:line-break/></text:span><text:span text:style-name="T2">(les plus utilisés)</text:span></text:p>
      <text:p text:style-name="P5"><text:span text:style-name="T1">La liste complète est disponible ici :<text:line-break/></text:span><text:a xlink:type="simple" xlink:href="https://developer.mozilla.org/fr/docs/Learn/Forms/HTML5_input_types" text:style-name="Internet_20_link" text:visited-style-name="Visited_20_Internet_20_Link"><text:span text:style-name="T1">https://developer.mozilla.org/fr/docs/Learn/Forms/HTML5_input_types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3">Nom</text:p>
          </table:table-cell>
          <table:table-cell table:style-name="Tableau2.A1" office:value-type="string">
            <text:p text:style-name="P13">HTML</text:p>
          </table:table-cell>
          <table:table-cell table:style-name="Tableau2.A1" office:value-type="string">
            <text:p text:style-name="P13">Description</text:p>
          </table:table-cell>
          <table:table-cell table:style-name="Tableau2.D1" office:value-type="string">
            <text:p text:style-name="P14">Exemple</text:p>
          </table:table-cell>
        </table:table-row>
        <table:table-row>
          <table:table-cell table:style-name="Tableau2.A2" office:value-type="string">
            <text:p text:style-name="P15">Texte simple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text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 champ textuel d'une seule ligne</text:p>
          </table:table-cell>
          <table:table-cell table:style-name="Tableau2.D2" office:value-type="string">
            <text:p text:style-name="P31"><text:span text:style-name="ch2_5f_default.Punctuation"><text:span text:style-name="T8">&lt;</text:span></text:span><text:span text:style-name="ch2_5f_default.Name.Tag"><text:span text:style-name="T8">p</text:span></text:span><text:span text:style-name="ch2_5f_default.Punctuation"><text:span text:style-name="T8">&gt;</text:span></text:span></text:p>
            <text:p text:style-name="P31"><text:span text:style-name="ch2_5f_default.Text"><text:span text:style-name="T8"><text:s text:c="3"/></text:span></text:span><text:span text:style-name="ch2_5f_default.Punctuation"><text:span text:style-name="T8">&lt;</text:span></text:span><text:span text:style-name="ch2_5f_default.Name.Tag"><text:span text:style-name="T8">label</text:span></text:span><text:span text:style-name="ch2_5f_default.Text"><text:span text:style-name="T8"> </text:span></text:span><text:span text:style-name="ch2_5f_default.Name.Attribute"><text:span text:style-name="T8">for</text:span></text:span><text:span text:style-name="ch2_5f_default.Operator"><text:span text:style-name="T8">=</text:span></text:span><text:span text:style-name="ch2_5f_default.Literal.String"><text:span text:style-name="T8">"prenom"</text:span></text:span><text:span text:style-name="ch2_5f_default.Punctuation"><text:span text:style-name="T8">&gt;</text:span></text:span><text:span text:style-name="ch2_5f_default.Text"><text:span text:style-name="T8">Mon prénom :</text:span></text:span><text:span text:style-name="ch2_5f_default.Punctuation"><text:span text:style-name="T8">&lt;/</text:span></text:span><text:span text:style-name="ch2_5f_default.Name.Tag"><text:span text:style-name="T8">label</text:span></text:span><text:span text:style-name="ch2_5f_default.Punctuation"><text:span text:style-name="T8">&gt;</text:span></text:span></text:p>
            <text:p text:style-name="P31"><text:span text:style-name="ch2_5f_default.Text"><text:span text:style-name="T8"><text:s text:c="3"/></text:span></text:span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name</text:span></text:span><text:span text:style-name="ch2_5f_default.Operator"><text:span text:style-name="T8">=</text:span></text:span><text:span text:style-name="ch2_5f_default.Literal.String"><text:span text:style-name="T8">"prenom"</text:span></text:span><text:span text:style-name="ch2_5f_default.Text"><text:span text:style-name="T8"> </text:span></text:span><text:span text:style-name="ch2_5f_default.Name.Attribute"><text:span text:style-name="T8">id</text:span></text:span><text:span text:style-name="ch2_5f_default.Operator"><text:span text:style-name="T8">=</text:span></text:span><text:span text:style-name="ch2_5f_default.Literal.String"><text:span text:style-name="T8">"prenom"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text"</text:span></text:span><text:span text:style-name="ch2_5f_default.Text"><text:span text:style-name="T8"> </text:span></text:span><text:span text:style-name="ch2_5f_default.Name.Attribute"><text:span text:style-name="T13">required</text:span></text:span><text:span text:style-name="ch2_5f_default.Punctuation"><text:span text:style-name="T8">/&gt;</text:span></text:span></text:p>
            <text:p text:style-name="P31"><text:span text:style-name="ch2_5f_default.Punctuation"><text:span text:style-name="T8">&lt;/</text:span></text:span><text:span text:style-name="ch2_5f_default.Name.Tag"><text:span text:style-name="T8">p</text:span></text:span><text:span text:style-name="ch2_5f_default.Punctuation"><text:span text:style-name="T8">&gt;</text:span></text:span></text:p>
          </table:table-cell>
        </table:table-row>
        <table:table-row>
          <table:table-cell table:style-name="Tableau2.A2" office:value-type="string">
            <text:p text:style-name="P15">Option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radio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 bouton radio (pour sélectionner un choix parmi plusieurs)</text:p>
          </table:table-cell>
          <table:table-cell table:style-name="Tableau2.D2" office:value-type="string">
            <text:p text:style-name="P32"><text:span text:style-name="ch2_5f_default.Punctuation"><text:span text:style-name="T8">&lt;</text:span></text:span><text:span text:style-name="ch2_5f_default.Name.Tag"><text:span text:style-name="T8">p</text:span></text:span><text:span text:style-name="ch2_5f_default.Punctuation"><text:span text:style-name="T8">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radio"</text:span></text:span><text:span text:style-name="ch2_5f_default.Text"><text:span text:style-name="T8"> </text:span></text:span><text:span text:style-name="ch2_5f_default.Name.Attribute"><text:span text:style-name="T8">name</text:span></text:span><text:span text:style-name="ch2_5f_default.Operator"><text:span text:style-name="T8">=</text:span></text:span><text:span text:style-name="ch2_5f_default.Literal.String"><text:span text:style-name="T8">"groupe"</text:span></text:span><text:span text:style-name="ch2_5f_default.Text"><text:span text:style-name="T8"> </text:span></text:span><text:span text:style-name="ch2_5f_default.Name.Attribute"><text:span text:style-name="T8">id</text:span></text:span><text:span text:style-name="ch2_5f_default.Operator"><text:span text:style-name="T8">=</text:span></text:span><text:span text:style-name="ch2_5f_default.Literal.String"><text:span text:style-name="T8">"groupeA"</text:span></text:span><text:span text:style-name="ch2_5f_default.Text"><text:span text:style-name="T8"><text:line-break/> <text:s/></text:span></text:span><text:span text:style-name="ch2_5f_default.Name.Attribute"><text:span text:style-name="T8">value</text:span></text:span><text:span text:style-name="ch2_5f_default.Operator"><text:span text:style-name="T8">=</text:span></text:span><text:span text:style-name="ch2_5f_default.Literal.String"><text:span text:style-name="T8">"A"</text:span></text:span><text:span text:style-name="ch2_5f_default.Text"><text:span text:style-name="T8"> </text:span></text:span><text:span text:style-name="ch2_5f_default.Name.Attribute"><text:span text:style-name="T8">checked</text:span></text:span><text:span text:style-name="ch2_5f_default.Text"><text:span text:style-name="T8"> </text:span></text:span><text:span text:style-name="ch2_5f_default.Punctuation"><text:span text:style-name="T8">/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label</text:span></text:span><text:span text:style-name="ch2_5f_default.Text"><text:span text:style-name="T8"> </text:span></text:span><text:span text:style-name="ch2_5f_default.Name.Attribute"><text:span text:style-name="T8">for</text:span></text:span><text:span text:style-name="ch2_5f_default.Operator"><text:span text:style-name="T8">=</text:span></text:span><text:span text:style-name="ch2_5f_default.Literal.String"><text:span text:style-name="T8">"groupeA"</text:span></text:span><text:span text:style-name="ch2_5f_default.Punctuation"><text:span text:style-name="T8">&gt;</text:span></text:span><text:span text:style-name="ch2_5f_default.Text"><text:span text:style-name="T8">A</text:span></text:span><text:span text:style-name="ch2_5f_default.Punctuation"><text:span text:style-name="T8">&lt;/</text:span></text:span><text:span text:style-name="ch2_5f_default.Name.Tag"><text:span text:style-name="T8">label</text:span></text:span><text:span text:style-name="ch2_5f_default.Punctuation"><text:span text:style-name="T8">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radio"</text:span></text:span><text:span text:style-name="ch2_5f_default.Text"><text:span text:style-name="T8"> </text:span></text:span><text:span text:style-name="ch2_5f_default.Name.Attribute"><text:span text:style-name="T8">name</text:span></text:span><text:span text:style-name="ch2_5f_default.Operator"><text:span text:style-name="T8">=</text:span></text:span><text:span text:style-name="ch2_5f_default.Literal.String"><text:span text:style-name="T8">"groupe"</text:span></text:span><text:span text:style-name="ch2_5f_default.Text"><text:span text:style-name="T8"> </text:span></text:span><text:span text:style-name="ch2_5f_default.Name.Attribute"><text:span text:style-name="T8">id</text:span></text:span><text:span text:style-name="ch2_5f_default.Operator"><text:span text:style-name="T8">=</text:span></text:span><text:span text:style-name="ch2_5f_default.Literal.String"><text:span text:style-name="T8">"groupeB"</text:span></text:span><text:span text:style-name="ch2_5f_default.Text"><text:span text:style-name="T8"><text:line-break/> <text:s/></text:span></text:span><text:span text:style-name="ch2_5f_default.Name.Attribute"><text:span text:style-name="T8">value</text:span></text:span><text:span text:style-name="ch2_5f_default.Operator"><text:span text:style-name="T8">=</text:span></text:span><text:span text:style-name="ch2_5f_default.Literal.String"><text:span text:style-name="T8">"B"</text:span></text:span><text:span text:style-name="ch2_5f_default.Text"><text:span text:style-name="T8"> </text:span></text:span><text:span text:style-name="ch2_5f_default.Punctuation"><text:span text:style-name="T8">/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label</text:span></text:span><text:span text:style-name="ch2_5f_default.Text"><text:span text:style-name="T8"> </text:span></text:span><text:span text:style-name="ch2_5f_default.Name.Attribute"><text:span text:style-name="T8">for</text:span></text:span><text:span text:style-name="ch2_5f_default.Operator"><text:span text:style-name="T8">=</text:span></text:span><text:span text:style-name="ch2_5f_default.Literal.String"><text:span text:style-name="T8">"groupeB"</text:span></text:span><text:span text:style-name="ch2_5f_default.Punctuation"><text:span text:style-name="T8">&gt;</text:span></text:span><text:span text:style-name="ch2_5f_default.Text"><text:span text:style-name="T8">B</text:span></text:span><text:span text:style-name="ch2_5f_default.Punctuation"><text:span text:style-name="T8">&lt;/</text:span></text:span><text:span text:style-name="ch2_5f_default.Name.Tag"><text:span text:style-name="T8">label</text:span></text:span><text:span text:style-name="ch2_5f_default.Punctuation"><text:span text:style-name="T8">&gt;</text:span></text:span></text:p>
            <text:p text:style-name="P32"><text:span text:style-name="ch2_5f_default.Punctuation"><text:span text:style-name="T8">&lt;/</text:span></text:span><text:span text:style-name="ch2_5f_default.Name.Tag"><text:span text:style-name="T8">p</text:span></text:span><text:span text:style-name="ch2_5f_default.Punctuation"><text:span text:style-name="T8">&gt;</text:span></text:span></text:p>
          </table:table-cell>
        </table:table-row>
        <table:table-row>
          <table:table-cell table:style-name="Tableau2.A2" office:value-type="string">
            <text:p text:style-name="P15"><text:span text:style-name="T22">Case</text:span> à cocher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checkbox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e case à cocher (pour sélectionner zéro ou plus parmi plusieurs choix)</text:p>
          </table:table-cell>
          <table:table-cell table:style-name="Tableau2.D2" office:value-type="string">
            <text:p text:style-name="P32"><text:span text:style-name="ch2_5f_default.Punctuation"><text:span text:style-name="T8">&lt;</text:span></text:span><text:span text:style-name="ch2_5f_default.Name.Tag"><text:span text:style-name="T8">p</text:span></text:span><text:span text:style-name="ch2_5f_default.Punctuation"><text:span text:style-name="T8">&gt;</text:span></text:span></text:p>
            <text:p text:style-name="P30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checkbox"</text:span></text:span><text:span text:style-name="ch2_5f_default.Text"><text:span text:style-name="T8"> </text:span></text:span><text:span text:style-name="ch2_5f_default.Name.Attribute"><text:span text:style-name="T8">name</text:span></text:span><text:span text:style-name="ch2_5f_default.Operator"><text:span text:style-name="T8">=</text:span></text:span><text:span text:style-name="ch2_5f_default.Literal.String"><text:span text:style-name="T8">"</text:span></text:span><text:span text:style-name="ch2_5f_default.Literal.String"><text:span text:style-name="T13">choix1</text:span></text:span><text:span text:style-name="ch2_5f_default.Literal.String"><text:span text:style-name="T8">"</text:span></text:span><text:span text:style-name="ch2_5f_default.Text"><text:span text:style-name="T8"> </text:span></text:span><text:span text:style-name="ch2_5f_default.Name.Attribute"><text:span text:style-name="T8">id</text:span></text:span><text:span text:style-name="ch2_5f_default.Operator"><text:span text:style-name="T8">=</text:span></text:span><text:span text:style-name="ch2_5f_default.Literal.String"><text:span text:style-name="T8">"</text:span></text:span><text:span text:style-name="ch2_5f_default.Literal.String"><text:span text:style-name="T13">choix1</text:span></text:span><text:span text:style-name="ch2_5f_default.Literal.String"><text:span text:style-name="T8">"</text:span></text:span><text:span text:style-name="ch2_5f_default.Text"><text:span text:style-name="T8"><text:line-break/> <text:s/></text:span></text:span><text:span text:style-name="ch2_5f_default.Name.Attribute"><text:span text:style-name="T8">checked</text:span></text:span><text:span text:style-name="ch2_5f_default.Text"><text:span text:style-name="T8"> </text:span></text:span><text:span text:style-name="ch2_5f_default.Error"><text:span text:style-name="T8">&lt;/</text:span></text:span><text:span text:style-name="ch2_5f_default.Name.Attribute"><text:span text:style-name="T8">input</text:span></text:span><text:span text:style-name="ch2_5f_default.Punctuation"><text:span text:style-name="T8">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label</text:span></text:span><text:span text:style-name="ch2_5f_default.Text"><text:span text:style-name="T8"> </text:span></text:span><text:span text:style-name="ch2_5f_default.Name.Attribute"><text:span text:style-name="T8">for</text:span></text:span><text:span text:style-name="ch2_5f_default.Operator"><text:span text:style-name="T8">=</text:span></text:span><text:span text:style-name="ch2_5f_default.Literal.String"><text:span text:style-name="T8">"head"</text:span></text:span><text:span text:style-name="ch2_5f_default.Punctuation"><text:span text:style-name="T8">&gt;</text:span></text:span><text:span text:style-name="ch2_5f_default.Text"><text:span text:style-name="T13">Choix 1</text:span></text:span><text:span text:style-name="ch2_5f_default.Punctuation"><text:span text:style-name="T8">&lt;/</text:span></text:span><text:span text:style-name="ch2_5f_default.Name.Tag"><text:span text:style-name="T8">label</text:span></text:span><text:span text:style-name="ch2_5f_default.Punctuation"><text:span text:style-name="T8">&gt;</text:span></text:span><text:span text:style-name="ch2_5f_default.Text"><text:span text:style-name="T8"> </text:span></text:span><text:span text:style-name="ch2_5f_default.Punctuation"><text:span text:style-name="T8">&lt;/</text:span></text:span><text:span text:style-name="ch2_5f_default.Name.Tag"><text:span text:style-name="T8">br</text:span></text:span><text:span text:style-name="ch2_5f_default.Punctuation"><text:span text:style-name="T8">&gt;</text:span></text:span></text:p>
            <text:p text:style-name="P30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checkbox"</text:span></text:span><text:span text:style-name="ch2_5f_default.Text"><text:span text:style-name="T8"> </text:span></text:span><text:span text:style-name="ch2_5f_default.Name.Attribute"><text:span text:style-name="T8">name</text:span></text:span><text:span text:style-name="ch2_5f_default.Operator"><text:span text:style-name="T8">=</text:span></text:span><text:span text:style-name="ch2_5f_default.Literal.String"><text:span text:style-name="T8">"</text:span></text:span><text:span text:style-name="ch2_5f_default.Literal.String"><text:span text:style-name="T13">choix2</text:span></text:span><text:span text:style-name="ch2_5f_default.Literal.String"><text:span text:style-name="T8">"</text:span></text:span><text:span text:style-name="ch2_5f_default.Text"><text:span text:style-name="T8"> </text:span></text:span><text:span text:style-name="ch2_5f_default.Name.Attribute"><text:span text:style-name="T8">id</text:span></text:span><text:span text:style-name="ch2_5f_default.Operator"><text:span text:style-name="T8">=</text:span></text:span><text:span text:style-name="ch2_5f_default.Literal.String"><text:span text:style-name="T8">"</text:span></text:span><text:span text:style-name="ch2_5f_default.Literal.String"><text:span text:style-name="T13">choix2</text:span></text:span><text:span text:style-name="ch2_5f_default.Literal.String"><text:span text:style-name="T8">"</text:span></text:span><text:span text:style-name="ch2_5f_default.Text"><text:span text:style-name="T8"><text:line-break/> <text:s/></text:span></text:span><text:span text:style-name="ch2_5f_default.Name.Attribute"><text:span text:style-name="T8">checked</text:span></text:span><text:span text:style-name="ch2_5f_default.Text"><text:span text:style-name="T8"> </text:span></text:span><text:span text:style-name="ch2_5f_default.Error"><text:span text:style-name="T8">&lt;/</text:span></text:span><text:span text:style-name="ch2_5f_default.Name.Attribute"><text:span text:style-name="T8">input</text:span></text:span><text:span text:style-name="ch2_5f_default.Punctuation"><text:span text:style-name="T8">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label</text:span></text:span><text:span text:style-name="ch2_5f_default.Text"><text:span text:style-name="T8"> </text:span></text:span><text:span text:style-name="ch2_5f_default.Name.Attribute"><text:span text:style-name="T8">for</text:span></text:span><text:span text:style-name="ch2_5f_default.Operator"><text:span text:style-name="T8">=</text:span></text:span><text:span text:style-name="ch2_5f_default.Literal.String"><text:span text:style-name="T8">"style"</text:span></text:span><text:span text:style-name="ch2_5f_default.Punctuation"><text:span text:style-name="T8">&gt;</text:span></text:span><text:span text:style-name="ch2_5f_default.Text"><text:span text:style-name="T13">Choix 2</text:span></text:span><text:span text:style-name="ch2_5f_default.Punctuation"><text:span text:style-name="T8">&lt;/</text:span></text:span><text:span text:style-name="ch2_5f_default.Name.Tag"><text:span text:style-name="T8">label</text:span></text:span><text:span text:style-name="ch2_5f_default.Punctuation"><text:span text:style-name="T8">&gt;&lt;/</text:span></text:span><text:span text:style-name="ch2_5f_default.Name.Tag"><text:span text:style-name="T8">br</text:span></text:span><text:span text:style-name="ch2_5f_default.Punctuation"><text:span text:style-name="T8">&gt;</text:span></text:span></text:p>
            <text:p text:style-name="P32"><text:span text:style-name="ch2_5f_default.Punctuation"><text:span text:style-name="T8">&lt;/</text:span></text:span><text:span text:style-name="ch2_5f_default.Name.Tag"><text:span text:style-name="T8">p</text:span></text:span><text:span text:style-name="ch2_5f_default.Punctuation"><text:span text:style-name="T8">&gt;</text:span></text:span></text:p>
          </table:table-cell>
        </table:table-row>
        <text:soft-page-break/>
        <table:table-row table:style-name="Tableau2.5">
          <table:table-cell table:style-name="Tableau2.A2" office:value-type="string">
            <text:p text:style-name="P15">Bouton de soumission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submit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 bouton permettant d’envoyer le formulaire</text:p>
          </table:table-cell>
          <table:table-cell table:style-name="Tableau2.D5" office:value-type="string">
            <text:p text:style-name="P33"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submit"</text:span></text:span><text:span text:style-name="ch2_5f_default.Text"><text:span text:style-name="T8"> </text:span></text:span><text:span text:style-name="ch2_5f_default.Name.Attribute"><text:span text:style-name="T8">value</text:span></text:span><text:span text:style-name="ch2_5f_default.Operator"><text:span text:style-name="T8">=</text:span></text:span><text:span text:style-name="ch2_5f_default.Literal.String"><text:span text:style-name="T8">"Envoyer"</text:span></text:span><text:span text:style-name="ch2_5f_default.Text"><text:span text:style-name="T8"> </text:span></text:span><text:span text:style-name="ch2_5f_default.Punctuation"><text:span text:style-name="T8">/&gt;</text:span></text:span></text:p>
          </table:table-cell>
        </table:table-row>
        <table:table-row>
          <table:table-cell table:style-name="Tableau2.A2" office:value-type="string">
            <text:p text:style-name="P16">Bouton de réinitialisation</text:p>
          </table:table-cell>
          <table:table-cell table:style-name="Tableau2.B2" office:value-type="string">
            <text:p text:style-name="P29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</text:span></text:span><text:span text:style-name="ch2_5f_default.Literal.String.Double"><text:span text:style-name="T11">reset</text:span></text:span><text:span text:style-name="ch2_5f_default.Literal.String.Double"><text:span text:style-name="T10">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6">Insère un bouton permettant de réinitialiser le formulaire</text:p>
          </table:table-cell>
          <table:table-cell table:style-name="Tableau2.D6" office:value-type="string">
            <text:p text:style-name="P33"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reset"</text:span></text:span><text:span text:style-name="ch2_5f_default.Text"><text:span text:style-name="T8"> </text:span></text:span><text:span text:style-name="ch2_5f_default.Name.Attribute"><text:span text:style-name="T8">value</text:span></text:span><text:span text:style-name="ch2_5f_default.Operator"><text:span text:style-name="T8">=</text:span></text:span><text:span text:style-name="ch2_5f_default.Literal.String"><text:span text:style-name="T8">"</text:span></text:span><text:span text:style-name="ch2_5f_default.Literal.String"><text:span text:style-name="T13">RAZ</text:span></text:span><text:span text:style-name="ch2_5f_default.Literal.String"><text:span text:style-name="T8">"</text:span></text:span><text:span text:style-name="ch2_5f_default.Text"><text:span text:style-name="T8"> </text:span></text:span><text:span text:style-name="ch2_5f_default.Punctuation"><text:span text:style-name="T8">/&gt;</text:span></text:span></text:p>
          </table:table-cell>
        </table:table-row>
        <table:table-row>
          <table:table-cell table:style-name="Tableau2.A2" office:value-type="string">
            <text:p text:style-name="P15">Bouton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button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 bouton cliquable</text:p>
          </table:table-cell>
          <table:table-cell table:style-name="Tableau2.D7" office:value-type="string">
            <text:p text:style-name="P35"><text:span text:style-name="ch2_5f_default.Punctuation">&lt;</text:span><text:span text:style-name="ch2_5f_default.Name.Tag">button</text:span><text:span text:style-name="ch2_5f_default.Text"> </text:span><text:span text:style-name="ch2_5f_default.Name.Attribute">type</text:span><text:span text:style-name="ch2_5f_default.Operator">=</text:span><text:span text:style-name="ch2_5f_default.Literal.String">"button"</text:span><text:span text:style-name="ch2_5f_default.Punctuation">&gt;</text:span><text:span text:style-name="ch2_5f_default.Text"><text:span text:style-name="T19">Clique-moi !</text:span></text:span><text:span text:style-name="ch2_5f_default.Punctuation">&lt;/</text:span><text:span text:style-name="ch2_5f_default.Name.Tag">button</text:span><text:span text:style-name="ch2_5f_default.Punctuation">&gt;</text:span></text:p>
          </table:table-cell>
        </table:table-row>
        <table:table-row>
          <table:table-cell table:style-name="Tableau2.A2" office:value-type="string">
            <text:p text:style-name="P15">E-mail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email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 champ qui doit contenir obligatoirement une adresse mail valide</text:p>
          </table:table-cell>
          <table:table-cell table:style-name="Tableau2.D8" office:value-type="string">
            <text:p text:style-name="P35"><text:span text:style-name="ch2_5f_default.Punctuation">&lt;</text:span><text:span text:style-name="ch2_5f_default.Name.Tag">p</text:span><text:span text:style-name="ch2_5f_default.Punctuation">&gt;</text:span></text:p>
            <text:p text:style-name="P35"><text:span text:style-name="ch2_5f_default.Text"><text:s text:c="2"/></text:span><text:span text:style-name="ch2_5f_default.Punctuation">&lt;</text:span><text:span text:style-name="ch2_5f_default.Name.Tag">label</text:span><text:span text:style-name="ch2_5f_default.Text"> </text:span><text:span text:style-name="ch2_5f_default.Name.Attribute">for</text:span><text:span text:style-name="ch2_5f_default.Operator">=</text:span><text:span text:style-name="ch2_5f_default.Literal.String">"mail"</text:span><text:span text:style-name="ch2_5f_default.Punctuation">&gt;</text:span><text:span text:style-name="ch2_5f_default.Text">Mon e-mail :</text:span><text:span text:style-name="ch2_5f_default.Punctuation">&lt;/</text:span><text:span text:style-name="ch2_5f_default.Name.Tag">label</text:span><text:span text:style-name="ch2_5f_default.Punctuation">&gt;</text:span></text:p>
            <text:p text:style-name="P35"><text:span text:style-name="ch2_5f_default.Text"><text:s text:c="2"/></text:span><text:span text:style-name="ch2_5f_default.Punctuation">&lt;</text:span><text:span text:style-name="ch2_5f_default.Name.Tag">input</text:span><text:span text:style-name="ch2_5f_default.Text"> </text:span><text:span text:style-name="ch2_5f_default.Name.Attribute">name</text:span><text:span text:style-name="ch2_5f_default.Operator">=</text:span><text:span text:style-name="ch2_5f_default.Literal.String">"mail"</text:span><text:span text:style-name="ch2_5f_default.Text"> </text:span><text:span text:style-name="ch2_5f_default.Name.Attribute">id</text:span><text:span text:style-name="ch2_5f_default.Operator">=</text:span><text:span text:style-name="ch2_5f_default.Literal.String">"mail"</text:span><text:span text:style-name="ch2_5f_default.Text"> </text:span><text:span text:style-name="ch2_5f_default.Name.Attribute">type</text:span><text:span text:style-name="ch2_5f_default.Operator">=</text:span><text:span text:style-name="ch2_5f_default.Literal.String">"email"</text:span><text:span text:style-name="ch2_5f_default.Punctuation">/&gt;</text:span></text:p>
            <text:p text:style-name="P35"><text:span text:style-name="ch2_5f_default.Punctuation">&lt;/</text:span><text:span text:style-name="ch2_5f_default.Name.Tag">p</text:span><text:span text:style-name="ch2_5f_default.Punctuation">&gt;</text:span></text:p>
          </table:table-cell>
        </table:table-row>
        <table:table-row>
          <table:table-cell table:style-name="Tableau2.A2" office:value-type="string">
            <text:p text:style-name="P15">Téléphone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tel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 champ qui doit contenir obligatoirement un numéro de téléphone valide</text:p>
          </table:table-cell>
          <table:table-cell table:style-name="Tableau2.D9" office:value-type="string">
            <text:p text:style-name="P35"><text:span text:style-name="ch2_5f_default.Punctuation">&lt;</text:span><text:span text:style-name="ch2_5f_default.Name.Tag">p</text:span><text:span text:style-name="ch2_5f_default.Punctuation">&gt;</text:span></text:p>
            <text:p text:style-name="P35"><text:span text:style-name="ch2_5f_default.Text"><text:s text:c="2"/></text:span><text:span text:style-name="ch2_5f_default.Punctuation">&lt;</text:span><text:span text:style-name="ch2_5f_default.Name.Tag">label</text:span><text:span text:style-name="ch2_5f_default.Text"> </text:span><text:span text:style-name="ch2_5f_default.Name.Attribute">for</text:span><text:span text:style-name="ch2_5f_default.Operator">=</text:span><text:span text:style-name="ch2_5f_default.Literal.String">"</text:span><text:span text:style-name="ch2_5f_default.Literal.String"><text:span text:style-name="T19">numTel</text:span></text:span><text:span text:style-name="ch2_5f_default.Literal.String">"</text:span><text:span text:style-name="ch2_5f_default.Punctuation">&gt;</text:span><text:span text:style-name="ch2_5f_default.Text">Mon </text:span><text:span text:style-name="ch2_5f_default.Text"><text:span text:style-name="T19">tel</text:span></text:span><text:span text:style-name="ch2_5f_default.Text"> :</text:span><text:span text:style-name="ch2_5f_default.Punctuation">&lt;/</text:span><text:span text:style-name="ch2_5f_default.Name.Tag">label</text:span><text:span text:style-name="ch2_5f_default.Punctuation">&gt;</text:span></text:p>
            <text:p text:style-name="P36"><text:span text:style-name="ch2_5f_default.Text"><text:s text:c="2"/></text:span><text:span text:style-name="ch2_5f_default.Punctuation">&lt;</text:span><text:span text:style-name="ch2_5f_default.Name.Tag">input</text:span><text:span text:style-name="ch2_5f_default.Text"> </text:span><text:span text:style-name="ch2_5f_default.Name.Attribute">name</text:span><text:span text:style-name="ch2_5f_default.Operator">=</text:span><text:span text:style-name="ch2_5f_default.Literal.String">"</text:span><text:span text:style-name="ch2_5f_default.Literal.String"><text:span text:style-name="T19">numTel</text:span></text:span><text:span text:style-name="ch2_5f_default.Literal.String">"</text:span><text:span text:style-name="ch2_5f_default.Text"> </text:span><text:span text:style-name="ch2_5f_default.Name.Attribute">id</text:span><text:span text:style-name="ch2_5f_default.Operator">=</text:span><text:span text:style-name="ch2_5f_default.Literal.String">"</text:span><text:span text:style-name="ch2_5f_default.Literal.String"><text:span text:style-name="T19">numTel</text:span></text:span><text:span text:style-name="ch2_5f_default.Literal.String">"</text:span><text:span text:style-name="ch2_5f_default.Text"> </text:span><text:span text:style-name="ch2_5f_default.Name.Attribute">type</text:span><text:span text:style-name="ch2_5f_default.Operator">=</text:span><text:span text:style-name="ch2_5f_default.Literal.String">"</text:span><text:span text:style-name="ch2_5f_default.Literal.String"><text:span text:style-name="T19">tel</text:span></text:span><text:span text:style-name="ch2_5f_default.Literal.String">"</text:span><text:span text:style-name="ch2_5f_default.Punctuation">/&gt;</text:span></text:p>
            <text:p text:style-name="P35"><text:span text:style-name="ch2_5f_default.Punctuation">&lt;/</text:span><text:span text:style-name="ch2_5f_default.Name.Tag">p</text:span><text:span text:style-name="ch2_5f_default.Punctuation">&gt;</text:span></text:p>
          </table:table-cell>
        </table:table-row>
        <table:table-row>
          <table:table-cell table:style-name="Tableau2.A2" office:value-type="string">
            <text:p text:style-name="P15">Nombre</text:p>
          </table:table-cell>
          <table:table-cell table:style-name="Tableau2.B2" office:value-type="string">
            <text:p text:style-name="P27"><text:span text:style-name="ch2_5f_default.Operator"><text:span text:style-name="T10">&lt;</text:span></text:span><text:span text:style-name="ch2_5f_default.Name.Tag"><text:span text:style-name="T10">input</text:span></text:span><text:span text:style-name="ch2_5f_default.Text.Whitespace"><text:span text:style-name="T10"> </text:span></text:span><text:span text:style-name="ch2_5f_default.Name.Tag"><text:span text:style-name="T10">type</text:span></text:span><text:span text:style-name="ch2_5f_default.Operator"><text:span text:style-name="T10">=</text:span></text:span><text:span text:style-name="ch2_5f_default.Literal.String.Double"><text:span text:style-name="T10">"number"</text:span></text:span><text:span text:style-name="ch2_5f_default.Operator"><text:span text:style-name="T10">&gt;</text:span></text:span></text:p>
          </table:table-cell>
          <table:table-cell table:style-name="Tableau2.A2" office:value-type="string">
            <text:p text:style-name="P15">Insère un champ qui doit contenir obligatoirement un nombre</text:p>
          </table:table-cell>
          <table:table-cell table:style-name="Tableau2.D2" office:value-type="string">
            <text:p text:style-name="P32"><text:span text:style-name="ch2_5f_default.Punctuation"><text:span text:style-name="T8">&lt;</text:span></text:span><text:span text:style-name="ch2_5f_default.Name.Tag"><text:span text:style-name="T8">p</text:span></text:span><text:span text:style-name="ch2_5f_default.Punctuation"><text:span text:style-name="T8">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label</text:span></text:span><text:span text:style-name="ch2_5f_default.Text"><text:span text:style-name="T8"> </text:span></text:span><text:span text:style-name="ch2_5f_default.Name.Attribute"><text:span text:style-name="T8">for</text:span></text:span><text:span text:style-name="ch2_5f_default.Operator"><text:span text:style-name="T8">=</text:span></text:span><text:span text:style-name="ch2_5f_default.Literal.String"><text:span text:style-name="T8">"quantité"</text:span></text:span><text:span text:style-name="ch2_5f_default.Punctuation"><text:span text:style-name="T8">&gt;</text:span></text:span><text:span text:style-name="ch2_5f_default.Text"><text:span text:style-name="T8">Quantité:</text:span></text:span><text:span text:style-name="ch2_5f_default.Punctuation"><text:span text:style-name="T8">&lt;/</text:span></text:span><text:span text:style-name="ch2_5f_default.Name.Tag"><text:span text:style-name="T8">label</text:span></text:span><text:span text:style-name="ch2_5f_default.Punctuation"><text:span text:style-name="T8">&gt;</text:span></text:span></text:p>
            <text:p text:style-name="P32"><text:span text:style-name="ch2_5f_default.Text"><text:span text:style-name="T8"><text:s text:c="2"/></text:span></text:span><text:span text:style-name="ch2_5f_default.Punctuation"><text:span text:style-name="T8">&lt;</text:span></text:span><text:span text:style-name="ch2_5f_default.Name.Tag"><text:span text:style-name="T8">input</text:span></text:span><text:span text:style-name="ch2_5f_default.Text"><text:span text:style-name="T8"> </text:span></text:span><text:span text:style-name="ch2_5f_default.Name.Attribute"><text:span text:style-name="T8">type</text:span></text:span><text:span text:style-name="ch2_5f_default.Operator"><text:span text:style-name="T8">=</text:span></text:span><text:span text:style-name="ch2_5f_default.Literal.String"><text:span text:style-name="T8">"number"</text:span></text:span><text:span text:style-name="ch2_5f_default.Text"><text:span text:style-name="T8"> </text:span></text:span><text:span text:style-name="ch2_5f_default.Name.Attribute"><text:span text:style-name="T8">id</text:span></text:span><text:span text:style-name="ch2_5f_default.Operator"><text:span text:style-name="T8">=</text:span></text:span><text:span text:style-name="ch2_5f_default.Literal.String"><text:span text:style-name="T8">"quantite"</text:span></text:span><text:span text:style-name="ch2_5f_default.Text"><text:span text:style-name="T8"><text:line-break/> <text:s/></text:span></text:span><text:span text:style-name="ch2_5f_default.Name.Attribute"><text:span text:style-name="T8">name</text:span></text:span><text:span text:style-name="ch2_5f_default.Operator"><text:span text:style-name="T8">=</text:span></text:span><text:span text:style-name="ch2_5f_default.Literal.String"><text:span text:style-name="T8">"quantite"</text:span></text:span><text:span text:style-name="ch2_5f_default.Punctuation"><text:span text:style-name="T8">&gt;</text:span></text:span></text:p>
            <text:p text:style-name="P32"><text:span text:style-name="ch2_5f_default.Punctuation"><text:span text:style-name="T8">&lt;/</text:span></text:span><text:span text:style-name="ch2_5f_default.Name.Tag"><text:span text:style-name="T8">p</text:span></text:span><text:span text:style-name="ch2_5f_default.Punctuation"><text:span text:style-name="T8">&gt;</text:span></text:span></text:p>
          </table:table-cell>
        </table:table-row>
        <table:table-row>
          <table:table-cell table:style-name="Tableau2.A2" office:value-type="string">
            <text:p text:style-name="P16">Liste déroulante</text:p>
          </table:table-cell>
          <table:table-cell table:style-name="Tableau2.B11" office:value-type="string">
            <text:p text:style-name="P27"><text:span text:style-name="ch2_5f_default.Punctuation"><text:span text:style-name="T10">&lt;</text:span></text:span><text:span text:style-name="ch2_5f_default.Name.Tag"><text:span text:style-name="T11">select</text:span></text:span><text:span text:style-name="ch2_5f_default.Punctuation"><text:span text:style-name="T11">&gt;</text:span></text:span></text:p>
            <text:p text:style-name="P27"><text:span text:style-name="ch2_5f_default.Text"><text:span text:style-name="T10"><text:s text:c="2"/></text:span></text:span><text:span text:style-name="ch2_5f_default.Punctuation"><text:span text:style-name="T10">&lt;</text:span></text:span><text:span text:style-name="ch2_5f_default.Name.Tag"><text:span text:style-name="T11">option</text:span></text:span><text:span text:style-name="ch2_5f_default.Punctuation"><text:span text:style-name="T11">&gt;&lt;/</text:span></text:span><text:span text:style-name="ch2_5f_default.Name.Tag"><text:span text:style-name="T11">option</text:span></text:span><text:span text:style-name="ch2_5f_default.Punctuation"><text:span text:style-name="T11">&gt;</text:span></text:span></text:p>
            <text:p text:style-name="P27"><text:span text:style-name="ch2_5f_default.Punctuation"><text:span text:style-name="T10">&lt;/</text:span></text:span><text:span text:style-name="ch2_5f_default.Name.Tag"><text:span text:style-name="T11">select</text:span></text:span><text:span text:style-name="ch2_5f_default.Punctuation"><text:span text:style-name="T11">&gt;</text:span></text:span></text:p>
          </table:table-cell>
          <table:table-cell table:style-name="Tableau2.A2" office:value-type="string">
            <text:p text:style-name="P16">Insère une liste déroulante</text:p>
          </table:table-cell>
          <table:table-cell table:style-name="Tableau2.D11" office:value-type="string">
            <text:p text:style-name="P35"><text:span text:style-name="ch2_5f_default.Punctuation">&lt;</text:span><text:span text:style-name="ch2_5f_default.Name.Tag">select</text:span><text:span text:style-name="ch2_5f_default.Text"> </text:span><text:span text:style-name="ch2_5f_default.Name.Attribute">name</text:span><text:span text:style-name="ch2_5f_default.Operator">=</text:span><text:span text:style-name="ch2_5f_default.Literal.String">"</text:span><text:span text:style-name="ch2_5f_default.Literal.String"><text:span text:style-name="T19">choix</text:span></text:span><text:span text:style-name="ch2_5f_default.Literal.String">"</text:span><text:span text:style-name="ch2_5f_default.Text"> </text:span><text:span text:style-name="ch2_5f_default.Name.Attribute">id</text:span><text:span text:style-name="ch2_5f_default.Operator">=</text:span><text:span text:style-name="ch2_5f_default.Literal.String">"</text:span><text:span text:style-name="ch2_5f_default.Literal.String"><text:span text:style-name="T19">choix</text:span></text:span><text:span text:style-name="ch2_5f_default.Literal.String">"</text:span><text:span text:style-name="ch2_5f_default.Punctuation">&gt;</text:span></text:p>
            <text:p text:style-name="P35"><text:span text:style-name="ch2_5f_default.Punctuation"><text:s text:c="2"/>&lt;</text:span><text:span text:style-name="ch2_5f_default.Name.Tag">option</text:span><text:span text:style-name="ch2_5f_default.Text"> </text:span><text:span text:style-name="ch2_5f_default.Name.Attribute">value</text:span><text:span text:style-name="ch2_5f_default.Operator">=</text:span><text:span text:style-name="ch2_5f_default.Literal.String">"</text:span><text:span text:style-name="ch2_5f_default.Literal.String"><text:span text:style-name="T19">choix1</text:span></text:span><text:span text:style-name="ch2_5f_default.Literal.String">"</text:span><text:span text:style-name="ch2_5f_default.Punctuation">&gt;</text:span><text:span text:style-name="ch2_5f_default.Text"><text:span text:style-name="T19">Choix 1</text:span></text:span><text:span text:style-name="ch2_5f_default.Punctuation">&lt;/</text:span><text:span text:style-name="ch2_5f_default.Name.Tag">option</text:span><text:span text:style-name="ch2_5f_default.Punctuation">&gt;</text:span></text:p>
            <text:p text:style-name="P35"><text:span text:style-name="ch2_5f_default.Punctuation"><text:s text:c="2"/>&lt;</text:span><text:span text:style-name="ch2_5f_default.Name.Tag">option</text:span><text:span text:style-name="ch2_5f_default.Text"> </text:span><text:span text:style-name="ch2_5f_default.Name.Attribute">value</text:span><text:span text:style-name="ch2_5f_default.Operator">=</text:span><text:span text:style-name="ch2_5f_default.Literal.String">"</text:span><text:span text:style-name="ch2_5f_default.Literal.String"><text:span text:style-name="T19">choix2</text:span></text:span><text:span text:style-name="ch2_5f_default.Literal.String">"</text:span><text:span text:style-name="ch2_5f_default.Punctuation">&gt;</text:span><text:span text:style-name="ch2_5f_default.Text"><text:span text:style-name="T19">Choix 2</text:span></text:span><text:span text:style-name="ch2_5f_default.Punctuation">&lt;/</text:span><text:span text:style-name="ch2_5f_default.Name.Tag">option</text:span><text:span text:style-name="ch2_5f_default.Punctuation">&gt;</text:span></text:p>
            <text:p text:style-name="P35"><text:span text:style-name="ch2_5f_default.Punctuation">&lt;/</text:span><text:span text:style-name="ch2_5f_default.Name.Tag">select</text:span><text:span text:style-name="ch2_5f_default.Punctuation">&gt;</text:span></text:p>
          </table:table-cell>
        </table:table-row>
        <table:table-row>
          <table:table-cell table:style-name="Tableau2.A2" office:value-type="string">
            <text:p text:style-name="P17">Zone de texte</text:p>
          </table:table-cell>
          <table:table-cell table:style-name="Tableau2.B11" office:value-type="string">
            <text:p text:style-name="P28"><text:span text:style-name="ch2_5f_default.Punctuation"><text:span text:style-name="T10">&lt;</text:span></text:span><text:span text:style-name="ch2_5f_default.Name.Tag"><text:span text:style-name="T12">textarea</text:span></text:span><text:span text:style-name="ch2_5f_default.Punctuation"><text:span text:style-name="T12">&gt;</text:span></text:span></text:p>
          </table:table-cell>
          <table:table-cell table:style-name="Tableau2.A2" office:value-type="string">
            <text:p text:style-name="P17">Insère une zone de texte</text:p>
          </table:table-cell>
          <table:table-cell table:style-name="Tableau2.D12" office:value-type="string">
            <text:p text:style-name="P37"><text:span text:style-name="ch2_5f_default.Punctuation">&lt;</text:span><text:span text:style-name="ch2_5f_default.Name.Tag">textarea</text:span><text:span text:style-name="ch2_5f_default.Text"> </text:span><text:span text:style-name="ch2_5f_default.Name.Attribute">name</text:span><text:span text:style-name="ch2_5f_default.Operator">=</text:span><text:span text:style-name="ch2_5f_default.Literal.String">"des"</text:span><text:span text:style-name="ch2_5f_default.Text"> </text:span><text:span text:style-name="ch2_5f_default.Name.Attribute">id</text:span><text:span text:style-name="ch2_5f_default.Operator">=</text:span><text:span text:style-name="ch2_5f_default.Literal.String">"des"</text:span><text:span text:style-name="ch2_5f_default.Punctuation">&gt;</text:span></text:p>
            <text:p text:style-name="P37"><text:span text:style-name="ch2_5f_default.Punctuation">&lt;/</text:span><text:span text:style-name="ch2_5f_default.Name.Tag">textarea</text:span><text:span text:style-name="ch2_5f_default.Punctuation">&gt;</text:span></text:p>
          </table:table-cell>
        </table:table-row>
      </table:table>
      <text:p text:style-name="P3"/>
      <text:p text:style-name="P44">Liste des <text:span text:style-name="T19">attributs de formulaire</text:span><text:span text:style-name="T18"> HTML<text:line-break/></text:span><text:span text:style-name="T2">(les plus utilisés)</text:span></text:p>
      <text:p text:style-name="P6"><text:span text:style-name="T2">L</text:span><text:span text:style-name="T1">a liste complète est disponible ici :<text:line-break/></text:span><text:a xlink:type="simple" xlink:href="https://developer.mozilla.org/fr/docs/Web/HTML/Attributes" text:style-name="Internet_20_link" text:visited-style-name="Visited_20_Internet_20_Link"><text:span text:style-name="T1">https://developer.mozilla.org/fr/docs/Web/HTML/Attributes</text:span></text:a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4">Nom de l’attribut</text:p>
          </table:table-cell>
          <table:table-cell table:style-name="Tableau3.A1" office:value-type="string">
            <text:p text:style-name="P14">Éléments concernés</text:p>
          </table:table-cell>
          <table:table-cell table:style-name="Tableau3.A1" office:value-type="string">
            <text:p text:style-name="P18">Description</text:p>
          </table:table-cell>
          <table:table-cell table:style-name="Tableau3.D1" office:value-type="string">
            <text:p text:style-name="P19">Exemple</text:p>
          </table:table-cell>
        </table:table-row>
        <table:table-row>
          <table:table-cell table:style-name="Tableau3.A2" office:value-type="string">
            <text:p text:style-name="P38">checked</text:p>
          </table:table-cell>
          <table:table-cell table:style-name="Tableau3.B2" office:value-type="string">
            <text:p text:style-name="P34"><text:span text:style-name="ch2_5f_default.Punctuation"><text:span text:style-name="T8">&lt;</text:span></text:span><text:span text:style-name="ch2_5f_default.Name.Tag"><text:span text:style-name="T8">input</text:span></text:span><text:span text:style-name="ch2_5f_default.Punctuation"><text:span text:style-name="T8">&gt;</text:span></text:span></text:p>
          </table:table-cell>
          <table:table-cell table:style-name="Tableau3.C2" office:value-type="string">
            <text:p text:style-name="P16">Indique que l’élément est coché automatiquement au chargement de la page.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radio"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groupe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groupeA"</text:span></text:span><text:span text:style-name="ch2_5f_default.Text"><text:span text:style-name="T20"> </text:span></text:span><text:span text:style-name="ch2_5f_default.Name.Attribute"><text:span text:style-name="T15">value</text:span></text:span><text:span text:style-name="ch2_5f_default.Operator"><text:span text:style-name="T15">=</text:span></text:span><text:span text:style-name="ch2_5f_default.Literal.String"><text:span text:style-name="T15">"A"</text:span></text:span><text:span text:style-name="ch2_5f_default.Text"><text:span text:style-name="T20"> </text:span></text:span><text:span text:style-name="ch2_5f_default.Name.Attribute"><text:span text:style-name="T15">checked</text:span></text:span><text:span text:style-name="ch2_5f_default.Text"><text:span text:style-name="T20"> </text:span></text:span><text:span text:style-name="ch2_5f_default.Punctuation"><text:span text:style-name="T20">/&gt;</text:span></text:span></text:p>
          </table:table-cell>
        </table:table-row>
        <table:table-row>
          <table:table-cell table:style-name="Tableau3.A3" office:value-type="string">
            <text:p text:style-name="P38">disabled</text:p>
          </table:table-cell>
          <table:table-cell table:style-name="Tableau3.B3" office:value-type="string">
            <text:p text:style-name="P38"><text:span text:style-name="ch2_5f_default.Punctuation">&lt;</text:span><text:span text:style-name="ch2_5f_default.Name.Tag">button</text:span><text:span text:style-name="ch2_5f_default.Punctuation">&gt;</text:span></text:p>
            <text:p text:style-name="P38"><text:span text:style-name="ch2_5f_default.Punctuation">&lt;</text:span><text:span text:style-name="ch2_5f_default.Name.Tag">fieldset</text:span><text:span text:style-name="ch2_5f_default.Punctuation">&gt;</text:span></text:p>
            <text:p text:style-name="P38"><text:span text:style-name="ch2_5f_default.Punctuation">&lt;</text:span><text:span text:style-name="ch2_5f_default.Name.Tag">input</text:span><text:span text:style-name="ch2_5f_default.Punctuation">&gt;</text:span></text:p>
            <text:p text:style-name="P38"><text:span text:style-name="ch2_5f_default.Punctuation">&lt;</text:span><text:span text:style-name="ch2_5f_default.Name.Tag">option</text:span><text:span text:style-name="ch2_5f_default.Punctuation">&gt;</text:span></text:p>
            <text:p text:style-name="P38"><text:span text:style-name="ch2_5f_default.Punctuation">&lt;</text:span><text:span text:style-name="ch2_5f_default.Name.Tag">select</text:span><text:span text:style-name="ch2_5f_default.Punctuation">&gt;</text:span></text:p>
            <text:p text:style-name="P38"><text:span text:style-name="ch2_5f_default.Punctuation">&lt;</text:span><text:span text:style-name="ch2_5f_default.Name.Tag">textarea</text:span><text:span text:style-name="ch2_5f_default.Punctuation">&gt;</text:span></text:p>
          </table:table-cell>
          <table:table-cell table:style-name="Tableau3.C3" office:value-type="string">
            <text:p text:style-name="P16">Indique l’utilisateur ne peut pas interagir avec l’élément (car ce dernier est désactivé)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prenom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prenom"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text"</text:span></text:span><text:span text:style-name="ch2_5f_default.Text"><text:span text:style-name="T20"> </text:span></text:span><text:span text:style-name="ch2_5f_default.Name.Attribute"><text:span text:style-name="T15">disabled</text:span></text:span><text:span text:style-name="ch2_5f_default.Punctuation"><text:span text:style-name="T20">/&gt;</text:span></text:span></text:p>
          </table:table-cell>
        </table:table-row>
        <table:table-row>
          <table:table-cell table:style-name="Tableau3.A4" office:value-type="string">
            <text:p text:style-name="P38">for</text:p>
          </table:table-cell>
          <table:table-cell table:style-name="Tableau3.B4" office:value-type="string">
            <text:p text:style-name="P38"><text:span text:style-name="ch2_5f_default.Punctuation">&lt;</text:span><text:span text:style-name="ch2_5f_default.Name.Tag">label</text:span><text:span text:style-name="ch2_5f_default.Punctuation">&gt;</text:span></text:p>
          </table:table-cell>
          <table:table-cell table:style-name="Tableau3.C4" office:value-type="string">
            <text:p text:style-name="P16">Permet de lier une étiquette à un champ de formulaire grâce à son identifiant (<text:span text:style-name="T8">id</text:span>)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p</text:span></text:span><text:span text:style-name="ch2_5f_default.Punctuation"><text:span text:style-name="T20">&gt;</text:span></text:span></text:p>
            <text:p text:style-name="P41"><text:span text:style-name="ch2_5f_default.Text"><text:span text:style-name="T20"><text:s text:c="2"/></text:span></text:span><text:span text:style-name="ch2_5f_default.Punctuation"><text:span text:style-name="T20">&lt;</text:span></text:span><text:span text:style-name="ch2_5f_default.Name.Tag"><text:span text:style-name="T14">label</text:span></text:span><text:span text:style-name="ch2_5f_default.Text"><text:span text:style-name="T20"> </text:span></text:span><text:span text:style-name="ch2_5f_default.Name.Attribute"><text:span text:style-name="T15">for</text:span></text:span><text:span text:style-name="ch2_5f_default.Operator"><text:span text:style-name="T15">=</text:span></text:span><text:span text:style-name="ch2_5f_default.Literal.String"><text:span text:style-name="T15">"mail"</text:span></text:span><text:span text:style-name="ch2_5f_default.Punctuation"><text:span text:style-name="T20">&gt;</text:span></text:span><text:span text:style-name="ch2_5f_default.Text"><text:span text:style-name="T20">Mon e-mail :</text:span></text:span><text:span text:style-name="ch2_5f_default.Punctuation"><text:span text:style-name="T20">&lt;/</text:span></text:span><text:span text:style-name="ch2_5f_default.Name.Tag"><text:span text:style-name="T14">label</text:span></text:span><text:span text:style-name="ch2_5f_default.Punctuation"><text:span text:style-name="T20">&gt;</text:span></text:span></text:p>
            <text:p text:style-name="P41"><text:span text:style-name="ch2_5f_default.Text"><text:span text:style-name="T20"><text:s text:c="2"/></text:span></text:span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mail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mail"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email"</text:span></text:span><text:span text:style-name="ch2_5f_default.Punctuation"><text:span text:style-name="T20">/&gt;</text:span></text:span></text:p>
            <text:p text:style-name="P41"><text:span text:style-name="ch2_5f_default.Punctuation"><text:span text:style-name="T20">&lt;/</text:span></text:span><text:span text:style-name="ch2_5f_default.Name.Tag"><text:span text:style-name="T14">p</text:span></text:span><text:span text:style-name="ch2_5f_default.Punctuation"><text:span text:style-name="T20">&gt;</text:span></text:span></text:p>
          </table:table-cell>
        </table:table-row>
        <table:table-row>
          <table:table-cell table:style-name="Tableau3.A4" office:value-type="string">
            <text:p text:style-name="P38">maxlength</text:p>
            <text:p text:style-name="P38">minlength</text:p>
          </table:table-cell>
          <table:table-cell table:style-name="Tableau3.B5" office:value-type="string">
            <text:p text:style-name="P38"><text:span text:style-name="ch2_5f_default.Punctuation">&lt;</text:span><text:span text:style-name="ch2_5f_default.Name.Tag">input</text:span><text:span text:style-name="ch2_5f_default.Punctuation">&gt;</text:span></text:p>
            <text:p text:style-name="P38"><text:span text:style-name="ch2_5f_default.Punctuation">&lt;</text:span><text:span text:style-name="ch2_5f_default.Name.Tag">textarea</text:span><text:span text:style-name="ch2_5f_default.Punctuation">&gt;</text:span></text:p>
          </table:table-cell>
          <table:table-cell table:style-name="Tableau3.C4" office:value-type="string">
            <text:p text:style-name="P16"><text:span text:style-name="T21">Définit le nombre maximal/minimal de caractères autorisé dans l'élément.</text:span> 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text"</text:span></text:span><text:span text:style-name="ch2_5f_default.Text"><text:span text:style-name="T20"> </text:span></text:span><text:span text:style-name="ch2_5f_default.Name.Attribute"><text:span text:style-name="T15">minlength</text:span></text:span><text:span text:style-name="ch2_5f_default.Operator"><text:span text:style-name="T15">=</text:span></text:span><text:span text:style-name="ch2_5f_default.Literal.String"><text:span text:style-name="T15">"1"</text:span></text:span><text:span text:style-name="ch2_5f_default.Text"><text:span text:style-name="T20"> </text:span></text:span><text:span text:style-name="ch2_5f_default.Name.Attribute"><text:span text:style-name="T15">maxlength</text:span></text:span><text:span text:style-name="ch2_5f_default.Operator"><text:span text:style-name="T15">=</text:span></text:span><text:span text:style-name="ch2_5f_default.Literal.String"><text:span text:style-name="T15">"20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fruit"</text:span></text:span><text:span text:style-name="ch2_5f_default.Punctuation"><text:span text:style-name="T20">&gt;</text:span></text:span></text:p>
          </table:table-cell>
        </table:table-row>
        <table:table-row>
          <table:table-cell table:style-name="Tableau3.A4" office:value-type="string">
            <text:p text:style-name="P38">max</text:p>
            <text:p text:style-name="P38">min</text:p>
          </table:table-cell>
          <table:table-cell table:style-name="Tableau3.B6" office:value-type="string">
            <text:p text:style-name="P38"><text:span text:style-name="ch2_5f_default.Punctuation">&lt;</text:span><text:span text:style-name="ch2_5f_default.Name.Tag">input</text:span><text:span text:style-name="ch2_5f_default.Punctuation">&gt;</text:span></text:p>
          </table:table-cell>
          <table:table-cell table:style-name="Tableau3.C4" office:value-type="string">
            <text:p text:style-name="P16">Définit la valeur maximale/minimale autorisée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number"</text:span></text:span><text:span text:style-name="ch2_5f_default.Text"><text:span text:style-name="T20"> </text:span></text:span><text:span text:style-name="ch2_5f_default.Name.Attribute"><text:span text:style-name="T15">min</text:span></text:span><text:span text:style-name="ch2_5f_default.Operator"><text:span text:style-name="T15">=</text:span></text:span><text:span text:style-name="ch2_5f_default.Literal.String"><text:span text:style-name="T15">"0"</text:span></text:span><text:span text:style-name="ch2_5f_default.Text"><text:span text:style-name="T20"> </text:span></text:span><text:span text:style-name="ch2_5f_default.Name.Attribute"><text:span text:style-name="T15">max</text:span></text:span><text:span text:style-name="ch2_5f_default.Operator"><text:span text:style-name="T15">=</text:span></text:span><text:span text:style-name="ch2_5f_default.Literal.String"><text:span text:style-name="T15">"99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age"</text:span></text:span><text:span text:style-name="ch2_5f_default.Punctuation"><text:span text:style-name="T20">&gt;</text:span></text:span></text:p>
          </table:table-cell>
        </table:table-row>
        <table:table-row table:style-name="Tableau3.7">
          <table:table-cell table:style-name="Tableau3.A4" office:value-type="string">
            <text:p text:style-name="P38">placeholder</text:p>
          </table:table-cell>
          <table:table-cell table:style-name="Tableau3.B7" office:value-type="string">
            <text:p text:style-name="P38"><text:span text:style-name="ch2_5f_default.Punctuation">&lt;</text:span><text:span text:style-name="ch2_5f_default.Name.Tag">input</text:span><text:span text:style-name="ch2_5f_default.Punctuation">&gt;</text:span></text:p>
            <text:p text:style-name="P38"><text:span text:style-name="ch2_5f_default.Punctuation">&lt;</text:span><text:span text:style-name="ch2_5f_default.Name.Tag">textarea</text:span><text:span text:style-name="ch2_5f_default.Punctuation">&gt;</text:span></text:p>
          </table:table-cell>
          <table:table-cell table:style-name="Tableau3.C4" office:value-type="string">
            <text:p text:style-name="P42">Fournit une indication à l'utilisateur sur ce qu'il peut saisir dans le champ.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mail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mail"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email"</text:span></text:span><text:span text:style-name="ch2_5f_default.Text"><text:span text:style-name="T20"> </text:span></text:span><text:span text:style-name="ch2_5f_default.Name.Attribute"><text:span text:style-name="T15">placeholder</text:span></text:span><text:span text:style-name="ch2_5f_default.Operator"><text:span text:style-name="T15">=</text:span></text:span><text:span text:style-name="ch2_5f_default.Literal.String"><text:span text:style-name="T15">"Entre ton adresse mail"</text:span></text:span><text:span text:style-name="ch2_5f_default.Text"><text:span text:style-name="T20"> </text:span></text:span><text:span text:style-name="ch2_5f_default.Punctuation"><text:span text:style-name="T20">/&gt;</text:span></text:span></text:p>
          </table:table-cell>
        </table:table-row>
        <text:soft-page-break/>
        <table:table-row>
          <table:table-cell table:style-name="Tableau3.A4" office:value-type="string">
            <text:p text:style-name="P38">readonly</text:p>
          </table:table-cell>
          <table:table-cell table:style-name="Tableau3.B8" office:value-type="string">
            <text:p text:style-name="P38"><text:span text:style-name="ch2_5f_default.Punctuation">&lt;</text:span><text:span text:style-name="ch2_5f_default.Name.Tag">input</text:span><text:span text:style-name="ch2_5f_default.Punctuation">&gt;</text:span></text:p>
            <text:p text:style-name="P38"><text:span text:style-name="ch2_5f_default.Punctuation">&lt;</text:span><text:span text:style-name="ch2_5f_default.Name.Tag">textarea</text:span><text:span text:style-name="ch2_5f_default.Punctuation">&gt;</text:span></text:p>
          </table:table-cell>
          <table:table-cell table:style-name="Tableau3.C4" office:value-type="string">
            <text:p text:style-name="P16">Indique que l’élément ne peut pas être édité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prenom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prenom"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text"</text:span></text:span><text:span text:style-name="ch2_5f_default.Text"><text:span text:style-name="T20"> </text:span></text:span><text:span text:style-name="ch2_5f_default.Name.Attribute"><text:span text:style-name="T15">readonly</text:span></text:span><text:span text:style-name="ch2_5f_default.Punctuation"><text:span text:style-name="T20">/&gt;</text:span></text:span></text:p>
          </table:table-cell>
        </table:table-row>
        <table:table-row>
          <table:table-cell table:style-name="Tableau3.A4" office:value-type="string">
            <text:p text:style-name="P38">required</text:p>
          </table:table-cell>
          <table:table-cell table:style-name="Tableau3.B9" office:value-type="string">
            <text:p text:style-name="P38"><text:span text:style-name="ch2_5f_default.Punctuation">&lt;</text:span><text:span text:style-name="ch2_5f_default.Name.Tag">input</text:span><text:span text:style-name="ch2_5f_default.Punctuation">&gt;</text:span></text:p>
            <text:p text:style-name="P38"><text:span text:style-name="ch2_5f_default.Punctuation">&lt;</text:span><text:span text:style-name="ch2_5f_default.Name.Tag">select</text:span><text:span text:style-name="ch2_5f_default.Punctuation">&gt;</text:span></text:p>
            <text:p text:style-name="P38"><text:span text:style-name="ch2_5f_default.Punctuation">&lt;</text:span><text:span text:style-name="ch2_5f_default.Name.Tag">textarea</text:span><text:span text:style-name="ch2_5f_default.Punctuation">&gt;</text:span></text:p>
          </table:table-cell>
          <table:table-cell table:style-name="Tableau3.C4" office:value-type="string">
            <text:p text:style-name="P16">Indique que l’élément doit être obligatoirement rempli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prenom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prenom"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text"</text:span></text:span><text:span text:style-name="ch2_5f_default.Text"><text:span text:style-name="T20"> </text:span></text:span><text:span text:style-name="ch2_5f_default.Name.Attribute"><text:span text:style-name="T15">required</text:span></text:span><text:span text:style-name="ch2_5f_default.Punctuation"><text:span text:style-name="T20">/&gt;</text:span></text:span></text:p>
          </table:table-cell>
        </table:table-row>
        <table:table-row>
          <table:table-cell table:style-name="Tableau3.A4" office:value-type="string">
            <text:p text:style-name="P38">selected</text:p>
          </table:table-cell>
          <table:table-cell table:style-name="Tableau3.B10" office:value-type="string">
            <text:p text:style-name="P38"><text:span text:style-name="ch2_5f_default.Punctuation">&lt;</text:span><text:span text:style-name="ch2_5f_default.Name.Tag">option</text:span><text:span text:style-name="ch2_5f_default.Punctuation">&gt;</text:span></text:p>
          </table:table-cell>
          <table:table-cell table:style-name="Tableau3.C4" office:value-type="string">
            <text:p text:style-name="P16">Indique l’option sélectionnée au chargement de la page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select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choix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choix"</text:span></text:span><text:span text:style-name="ch2_5f_default.Punctuation"><text:span text:style-name="T20">&gt;</text:span></text:span></text:p>
            <text:p text:style-name="P41"><text:span text:style-name="ch2_5f_default.Text"><text:span text:style-name="T20"><text:s text:c="2"/></text:span></text:span><text:span text:style-name="ch2_5f_default.Punctuation"><text:span text:style-name="T20">&lt;</text:span></text:span><text:span text:style-name="ch2_5f_default.Name.Tag"><text:span text:style-name="T14">option</text:span></text:span><text:span text:style-name="ch2_5f_default.Text"><text:span text:style-name="T20"> </text:span></text:span><text:span text:style-name="ch2_5f_default.Name.Attribute"><text:span text:style-name="T15">value</text:span></text:span><text:span text:style-name="ch2_5f_default.Operator"><text:span text:style-name="T15">=</text:span></text:span><text:span text:style-name="ch2_5f_default.Literal.String"><text:span text:style-name="T15">"choix1"</text:span></text:span><text:span text:style-name="ch2_5f_default.Punctuation"><text:span text:style-name="T20">&gt;</text:span></text:span><text:span text:style-name="ch2_5f_default.Text"><text:span text:style-name="T20">Choix 1</text:span></text:span><text:span text:style-name="ch2_5f_default.Punctuation"><text:span text:style-name="T20">&lt;/</text:span></text:span><text:span text:style-name="ch2_5f_default.Name.Tag"><text:span text:style-name="T14">option</text:span></text:span><text:span text:style-name="ch2_5f_default.Punctuation"><text:span text:style-name="T20">&gt;</text:span></text:span></text:p>
            <text:p text:style-name="P41"><text:span text:style-name="ch2_5f_default.Text"><text:span text:style-name="T20"><text:s text:c="2"/></text:span></text:span><text:span text:style-name="ch2_5f_default.Punctuation"><text:span text:style-name="T20">&lt;</text:span></text:span><text:span text:style-name="ch2_5f_default.Name.Tag"><text:span text:style-name="T14">option</text:span></text:span><text:span text:style-name="ch2_5f_default.Text"><text:span text:style-name="T20"> </text:span></text:span><text:span text:style-name="ch2_5f_default.Name.Attribute"><text:span text:style-name="T15">value</text:span></text:span><text:span text:style-name="ch2_5f_default.Operator"><text:span text:style-name="T15">=</text:span></text:span><text:span text:style-name="ch2_5f_default.Literal.String"><text:span text:style-name="T15">"choix2"</text:span></text:span><text:span text:style-name="ch2_5f_default.Text"><text:span text:style-name="T20"> </text:span></text:span><text:span text:style-name="ch2_5f_default.Name.Attribute"><text:span text:style-name="T15">selected</text:span></text:span><text:span text:style-name="ch2_5f_default.Punctuation"><text:span text:style-name="T20">&gt;</text:span></text:span><text:span text:style-name="ch2_5f_default.Text"><text:span text:style-name="T20">Choix 2</text:span></text:span><text:span text:style-name="ch2_5f_default.Punctuation"><text:span text:style-name="T20">&lt;/</text:span></text:span><text:span text:style-name="ch2_5f_default.Name.Tag"><text:span text:style-name="T14">option</text:span></text:span><text:span text:style-name="ch2_5f_default.Punctuation"><text:span text:style-name="T20">&gt;</text:span></text:span></text:p>
            <text:p text:style-name="P41"><text:span text:style-name="ch2_5f_default.Punctuation"><text:span text:style-name="T20">&lt;/</text:span></text:span><text:span text:style-name="ch2_5f_default.Name.Tag"><text:span text:style-name="T14">select</text:span></text:span><text:span text:style-name="ch2_5f_default.Punctuation"><text:span text:style-name="T20">&gt;</text:span></text:span></text:p>
          </table:table-cell>
        </table:table-row>
        <table:table-row>
          <table:table-cell table:style-name="Tableau3.A4" office:value-type="string">
            <text:p text:style-name="P38">value</text:p>
          </table:table-cell>
          <table:table-cell table:style-name="Tableau3.B11" office:value-type="string">
            <text:p text:style-name="P38"><text:span text:style-name="ch2_5f_default.Punctuation">&lt;</text:span><text:span text:style-name="ch2_5f_default.Name.Tag">button</text:span><text:span text:style-name="ch2_5f_default.Punctuation">&gt;</text:span></text:p>
            <text:p text:style-name="P38"><text:span text:style-name="ch2_5f_default.Punctuation">&lt;</text:span><text:span text:style-name="ch2_5f_default.Name.Tag">option</text:span><text:span text:style-name="ch2_5f_default.Punctuation">&gt;</text:span></text:p>
            <text:p text:style-name="P38"><text:span text:style-name="ch2_5f_default.Punctuation">&lt;</text:span><text:span text:style-name="ch2_5f_default.Name.Tag">input</text:span><text:span text:style-name="ch2_5f_default.Punctuation">&gt;</text:span></text:p>
          </table:table-cell>
          <table:table-cell table:style-name="Tableau3.C4" office:value-type="string">
            <text:p text:style-name="P16">Définit la valeur par défaut qui sera affichée dans l’élément au chargement de la page</text:p>
          </table:table-cell>
          <table:table-cell table:style-name="Tableau3.D2" office:value-type="string"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submit"</text:span></text:span><text:span text:style-name="ch2_5f_default.Text"><text:span text:style-name="T20"> </text:span></text:span><text:span text:style-name="ch2_5f_default.Name.Attribute"><text:span text:style-name="T15">value</text:span></text:span><text:span text:style-name="ch2_5f_default.Operator"><text:span text:style-name="T15">=</text:span></text:span><text:span text:style-name="ch2_5f_default.Literal.String"><text:span text:style-name="T15">"Envoyer"</text:span></text:span><text:span text:style-name="ch2_5f_default.Text"><text:span text:style-name="T20"> </text:span></text:span><text:span text:style-name="ch2_5f_default.Punctuation"><text:span text:style-name="T20">/&gt;</text:span></text:span></text:p>
            <text:p text:style-name="P41"><text:span text:style-name="ch2_5f_default.Punctuation"><text:span text:style-name="T20">&lt;</text:span></text:span><text:span text:style-name="ch2_5f_default.Name.Tag"><text:span text:style-name="T14">input</text:span></text:span><text:span text:style-name="ch2_5f_default.Text"><text:span text:style-name="T20"> </text:span></text:span><text:span text:style-name="ch2_5f_default.Name.Attribute"><text:span text:style-name="T15">type</text:span></text:span><text:span text:style-name="ch2_5f_default.Operator"><text:span text:style-name="T15">=</text:span></text:span><text:span text:style-name="ch2_5f_default.Literal.String"><text:span text:style-name="T15">"radio"</text:span></text:span><text:span text:style-name="ch2_5f_default.Text"><text:span text:style-name="T20"> </text:span></text:span><text:span text:style-name="ch2_5f_default.Name.Attribute"><text:span text:style-name="T15">name</text:span></text:span><text:span text:style-name="ch2_5f_default.Operator"><text:span text:style-name="T15">=</text:span></text:span><text:span text:style-name="ch2_5f_default.Literal.String"><text:span text:style-name="T15">"groupe"</text:span></text:span><text:span text:style-name="ch2_5f_default.Text"><text:span text:style-name="T20"> </text:span></text:span><text:span text:style-name="ch2_5f_default.Name.Attribute"><text:span text:style-name="T15">id</text:span></text:span><text:span text:style-name="ch2_5f_default.Operator"><text:span text:style-name="T15">=</text:span></text:span><text:span text:style-name="ch2_5f_default.Literal.String"><text:span text:style-name="T15">"groupeA"</text:span></text:span><text:span text:style-name="ch2_5f_default.Text"><text:span text:style-name="T20"><text:line-break/> </text:span></text:span><text:span text:style-name="ch2_5f_default.Name.Attribute"><text:span text:style-name="T15">value</text:span></text:span><text:span text:style-name="ch2_5f_default.Operator"><text:span text:style-name="T15">=</text:span></text:span><text:span text:style-name="ch2_5f_default.Literal.String"><text:span text:style-name="T15">"A"</text:span></text:span><text:span text:style-name="ch2_5f_default.Text"><text:span text:style-name="T20"> </text:span></text:span><text:span text:style-name="ch2_5f_default.Name.Attribute"><text:span text:style-name="T15">checked</text:span></text:span><text:span text:style-name="ch2_5f_default.Text"><text:span text:style-name="T20"> </text:span></text:span><text:span text:style-name="ch2_5f_default.Punctuation"><text:span text:style-name="T20">/&gt;</text:span></text:span></text:p>
            <text:p text:style-name="P41"><text:span text:style-name="ch2_5f_default.Punctuation"><text:span text:style-name="T20">&lt;</text:span></text:span><text:span text:style-name="ch2_5f_default.Name.Tag"><text:span text:style-name="T14">option</text:span></text:span><text:span text:style-name="ch2_5f_default.Text"><text:span text:style-name="T20"> </text:span></text:span><text:span text:style-name="ch2_5f_default.Name.Attribute"><text:span text:style-name="T15">value</text:span></text:span><text:span text:style-name="ch2_5f_default.Operator"><text:span text:style-name="T15">=</text:span></text:span><text:span text:style-name="ch2_5f_default.Literal.String"><text:span text:style-name="T15">"choix1"</text:span></text:span><text:span text:style-name="ch2_5f_default.Punctuation"><text:span text:style-name="T20">&gt;</text:span></text:span><text:span text:style-name="ch2_5f_default.Text"><text:span text:style-name="T20">Choix 1</text:span></text:span><text:span text:style-name="ch2_5f_default.Punctuation"><text:span text:style-name="T20">&lt;/</text:span></text:span><text:span text:style-name="ch2_5f_default.Name.Tag"><text:span text:style-name="T14">option</text:span></text:span><text:span text:style-name="ch2_5f_default.Punctuation"><text:span text:style-name="T20">&gt;</text:span></text:span></text:p>
          </table:table-cell>
        </table:table-row>
        <table:table-row>
          <table:table-cell table:style-name="Tableau3.A4" office:value-type="string">
            <text:p text:style-name="P39">cols</text:p>
            <text:p text:style-name="P39">rows</text:p>
          </table:table-cell>
          <table:table-cell table:style-name="Tableau3.B11" office:value-type="string">
            <text:p text:style-name="P38"><text:span text:style-name="ch2_5f_default.Punctuation">&lt;</text:span><text:span text:style-name="ch2_5f_default.Name.Tag"><text:span text:style-name="T23">textarea</text:span></text:span><text:span text:style-name="ch2_5f_default.Punctuation"><text:span text:style-name="T23">&gt;</text:span></text:span></text:p>
          </table:table-cell>
          <table:table-cell table:style-name="Tableau3.C4" office:value-type="string">
            <text:p text:style-name="P16"><text:span text:style-name="T23">D</text:span>éfinit le nombre de colonnes / <text:span text:style-name="T23">lignes</text:span> pour le texte contenu dans u<text:span text:style-name="T23">ne zone de texte</text:span></text:p>
          </table:table-cell>
          <table:table-cell table:style-name="Tableau3.D2" office:value-type="string">
            <text:p text:style-name="P40"><text:span text:style-name="ch2_5f_default.Punctuation"><text:span text:style-name="T8">&lt;</text:span></text:span><text:span text:style-name="ch2_5f_default.Name.Tag"><text:span text:style-name="T8">textarea</text:span></text:span><text:span text:style-name="ch2_5f_default.Text"><text:span text:style-name="T8"> </text:span></text:span><text:span text:style-name="ch2_5f_default.Name.Attribute"><text:span text:style-name="T8">name</text:span></text:span><text:span text:style-name="ch2_5f_default.Operator"><text:span text:style-name="T8">=</text:span></text:span><text:span text:style-name="ch2_5f_default.Literal.String"><text:span text:style-name="T8">"des"</text:span></text:span><text:span text:style-name="ch2_5f_default.Text"><text:span text:style-name="T8"> </text:span></text:span><text:span text:style-name="ch2_5f_default.Name.Attribute"><text:span text:style-name="T8">id</text:span></text:span><text:span text:style-name="ch2_5f_default.Operator"><text:span text:style-name="T8">=</text:span></text:span><text:span text:style-name="ch2_5f_default.Literal.String"><text:span text:style-name="T8">"des"</text:span></text:span><text:span text:style-name="ch2_5f_default.Text"><text:span text:style-name="T8"> </text:span></text:span><text:span text:style-name="ch2_5f_default.Name.Attribute"><text:span text:style-name="T8">cols</text:span></text:span><text:span text:style-name="ch2_5f_default.Operator"><text:span text:style-name="T8">=</text:span></text:span><text:span text:style-name="ch2_5f_default.Literal.String"><text:span text:style-name="T8">"44"</text:span></text:span><text:span text:style-name="ch2_5f_default.Text"><text:span text:style-name="T8"> </text:span></text:span><text:span text:style-name="ch2_5f_default.Name.Attribute"><text:span text:style-name="T8">rows</text:span></text:span><text:span text:style-name="ch2_5f_default.Operator"><text:span text:style-name="T8">=</text:span></text:span><text:span text:style-name="ch2_5f_default.Literal.String"><text:span text:style-name="T8">"4"</text:span></text:span><text:span text:style-name="ch2_5f_default.Punctuation"><text:span text:style-name="T8">&gt;</text:span></text:span></text:p>
            <text:p text:style-name="P40"><text:span text:style-name="ch2_5f_default.Punctuation"><text:span text:style-name="T8">&lt;/</text:span></text:span><text:span text:style-name="ch2_5f_default.Name.Tag"><text:span text:style-name="T8">textarea</text:span></text:span><text:span text:style-name="ch2_5f_default.Punctuation"><text:span text:style-name="T8">&gt;</text:span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2_5f_default" style:display-name="ch2_default" style:family="text"/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Name" style:display-name="ch2_default.Name" style:family="text" style:parent-style-name="ch2_5f_default"/>
    <style:style style:name="ch2_5f_default.Name.Tag" style:display-name="ch2_default.Name.Tag" style:family="text" style:parent-style-name="ch2_5f_default.Name">
      <style:text-properties fo:color="#008000" loext:opacity="100%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Literal.String.Double" style:display-name="ch2_default.Literal.String.Double" style:family="text" style:parent-style-name="ch2_5f_default.Literal.String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Punctuation" style:display-name="ch2_default.Punctuation" style:family="text" style:parent-style-name="ch2_5f_default"/>
    <style:style style:name="ch2_5f_default.Error" style:display-name="ch2_default.Error" style:family="text" style:parent-style-name="ch2_5f_defaul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9T13:35:05.285000000</dc:date>
    <meta:editing-duration>PT7H54M24S</meta:editing-duration>
    <meta:editing-cycles>10</meta:editing-cycles>
    <meta:generator>LibreOffice/7.4.3.2$Windows_X86_64 LibreOffice_project/1048a8393ae2eeec98dff31b5c133c5f1d08b890</meta:generator>
    <meta:document-statistic meta:table-count="3" meta:image-count="0" meta:object-count="0" meta:page-count="7" meta:paragraph-count="276" meta:word-count="930" meta:character-count="6847" meta:non-whitespace-character-count="6133"/>
  </office:meta>
</office:document-meta>
</file>